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48d2" officeooo:paragraph-rsid="000148d2"/>
    </style:style>
    <style:style style:name="P2" style:family="paragraph" style:parent-style-name="Standard">
      <style:text-properties officeooo:rsid="00024d87" officeooo:paragraph-rsid="00024d87"/>
    </style:style>
    <style:style style:name="P3" style:family="paragraph" style:parent-style-name="Standard">
      <style:text-properties officeooo:rsid="00036c00" officeooo:paragraph-rsid="00036c00"/>
    </style:style>
    <style:style style:name="P4" style:family="paragraph" style:parent-style-name="Standard">
      <style:text-properties officeooo:rsid="0003e0ac" officeooo:paragraph-rsid="0003e0ac"/>
    </style:style>
    <style:style style:name="P5" style:family="paragraph" style:parent-style-name="Standard">
      <style:text-properties officeooo:rsid="000468a3" officeooo:paragraph-rsid="000468a3"/>
    </style:style>
    <style:style style:name="P6" style:family="paragraph" style:parent-style-name="Standard">
      <style:text-properties officeooo:rsid="00049406" officeooo:paragraph-rsid="00049406"/>
    </style:style>
    <style:style style:name="P7" style:family="paragraph" style:parent-style-name="Standard">
      <style:text-properties officeooo:rsid="00049406" officeooo:paragraph-rsid="00049406"/>
    </style:style>
    <style:style style:name="P8" style:family="paragraph" style:parent-style-name="Standard">
      <style:text-properties officeooo:rsid="0004a1ac" officeooo:paragraph-rsid="0004a1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时序数据是按时间索引的一系列数据,例如汽车引擎中各类传感器采集到 </text:p>
      <text:p text:style-name="P1">的数据,其中包括油量,速度,喷油量等。这类时序数据通常维数较高,体量 </text:p>
      <text:p text:style-name="P1">较大。高体量意味着海量的时序数据将对存储系统造成很大的压力,而高维度 </text:p>
      <text:p text:style-name="P1">意味着我们必须采用特殊的压缩算法来解决多维度的数据压缩难题并保证可 </text:p>
      <text:p text:style-name="P1">靠的效率。因此本论文先通过特定的数据压缩算法实现多维度数据压缩,并将 </text:p>
      <text:p text:style-name="P1">压缩后的数据进行持久化,同时为了方便直观的提取时序数据压缩过后包含的 </text:p>
      <text:p text:style-name="P1">关键 信 息, 我 们使用 蜡烛图来进行时序数据的可视化。 </text:p>
      <text:p text:style-name="P1">关键 词: 时序 数据;数据压 缩;持 久化;可视化;蜡烛图</text:p>
      <text:p text:style-name="P1">ime-series data is a collection of data indexed by time sequence.Various types </text:p>
      <text:p text:style-name="P1">of data such as a car engine sensor to include oil, speed, fuel injection quantity and the </text:p>
      <text:p text:style-name="P1">like. Such time-series data is usually higher dimension, a larger volume. High volume </text:p>
      <text:p text:style-name="P1">means massive time-series data storage system will cause great pressure, and high- </text:p>
      <text:p text:style-name="P1">dimensional means that we must use special compression algorithms to solve multi- </text:p>
      <text:p text:style-name="P1">dimensional data compression problems and ensure reliable efficiency. Therefore, this </text:p>
      <text:p text:style-name="P1">paper first compressed data through a specific algorithm to achieve multi-dimensional </text:p>
      <text:p text:style-name="P1">data compression, data and compressed for persistence, in order to facilitate intuitive </text:p>
      <text:p text:style-name="P1">view of the time-series data compression result we use candles to visualize. </text:p>
      <text:p text:style-name="P1">Keywords: Time-series Data; Data Compression;Persistence;Visualization;Candlest</text:p>
      <text:p text:style-name="P1">时序数据是按时间节点进行记录的数据集合,与非时序数据相比,它的顺 </text:p>
      <text:p text:style-name="P1">序性要求更高,数据的应用范围更广。时序数据产生于生活中的各个方面,例 </text:p>
      <text:p text:style-name="P1">如气象观测中的大气数据,汽车发动机的各项传感器数据,这类数据不仅维度 </text:p>
      <text:p text:style-name="P1">很高,同时产生的数据体量也非常大。目前随着时序数据规模的增大,不加处 </text:p>
      <text:p text:style-name="P1">理的原始数据已经对关系数据库特别是对一些移动平台和其它嵌入式设备造 </text:p>
      <text:p text:style-name="P1">成了很大的存储压力。由于时序数据在一定时间内的重复率比较高,例如汽车 </text:p>
      <text:p text:style-name="P1">的速度在某段时间内都保持在一定速度,油料温度也都稳定在一定范围内,特 </text:p>
      <text:p text:style-name="P1">别是对于发动机磨粒浓度这类数据很有可能长时间都稳定在某固定值,此类数 </text:p>
      <text:p text:style-name="P1">据导致了存储空间的严重浪费。高维时序数据是时序数据在空间上的扩展,相 </text:p>
      <text:p text:style-name="P1">比于 一 维 数 据,多维 时序数据复杂度更高,数据要求的存储空间更大。 </text:p>
      <text:p text:style-name="P1">理想的数据压缩是实现最小的存储成本,提高数据的传输效率,随着云计 </text:p>
      <text:p text:style-name="P1">算 和 物 联 网 的 不 断 发 展, 数 据 的 压 缩 存 储 技 术 成 为 海 量 数 据 研 究 的 重 要 内 容, </text:p>
      <text:p text:style-name="P1">根据数据压缩后是否能完全还原为原始数据我们将数据压缩分为有损压缩和 </text:p>
      <text:p text:style-name="P1">无损压缩,无损压缩的期望压缩比通常在 1:2 到 1:5,相对于无损压缩,有损压 </text:p>
      <text:p text:style-name="P1">缩通常只要求压缩后的数据不影响特定范围内的正常使用,有损压缩广泛运用 </text:p>
      <text:p text:style-name="P1">于视 屏 和音频 的 压 缩。 </text:p>
      <text:p text:style-name="P1">单维 时 序 数 据 已 经 存 在 很 多 的 成 熟 的 压 缩 算 法, 例 如 ×××× 算法。 相 比 </text:p>
      <text:p text:style-name="P1">于单维时序数据多维时序数据的压缩更为复杂,但是生活中需要对高维时序数 </text:p>
      <text:p text:style-name="P1">据进行压缩的场合却是很多,目前存在一些针对于时序数据的压缩算法,例如 </text:p>
      <text:p text:style-name="P1">旋转门,稳态阈值,线性外插值等压缩算法,但是大多属于一维数据的有损压 </text:p>
      <text:p text:style-name="P1">缩算法,不能直接运用于多维时序数据的数据压缩,而且这些压缩算法的复杂 </text:p>
      <text:p text:style-name="P1">度过高,海量的数据更是需要庞大的计算资源,而且这些压缩数据压缩后不能 </text:p>
      <text:p text:style-name="P1">直接存储于关系数据库,这很大程度的影响了这些数据对于业务的使用,因此 </text:p>
      <text:p text:style-name="P1">本论文设计了一种真对于高维时序数据的压缩方法,并提供了一种附加的持久 </text:p>
      <text:p text:style-name="P1">化方 式。 </text:p>
      <text:p text:style-name="P1">对于压缩处理过后的时序数据如何快速的从中找到自己需要的信息这是 </text:p>
      <text:p text:style-name="P1">一个比较通用的业务场景,数据可视化的目的就是将这些晦涩难懂的数据在于 </text:p>
      <text:p text:style-name="P1">用户的交互中展示出来。可视化的图表,更易于我们观察,对于发现数据的特 </text:p>
      <text:p text:style-name="P1">1北京 理 工 大 学 本 科 生 毕 业设计(论文) </text:p>
      <text:p text:style-name="P1">征和深入的理解数据隐含的行为有更大的帮助,数据可视化不同于将所有的数 </text:p>
      <text:p text:style-name="P1">据通过图标直接显示,数据体量超大的时序数据,直接用可视化系统观测不仅 </text:p>
      <text:p text:style-name="P1">对可视化系统造成了巨大的压力,更重要的是这通常会直接导致高价值的数据 </text:p>
      <text:p text:style-name="P1">被淹 没。 </text:p>
      <text:p text:style-name="P1">根据现有的绝大部分业务场景,他们的持久化都是采用的基于关系操作的 </text:p>
      <text:p text:style-name="P1"><text:soft-page-break/>关系数据库例如 PC 端常用的 MySQL,移动端广泛运用的 SQLite,当然也不排 </text:p>
      <text:p text:style-name="P1">除一些特殊的业务场景使用了类似于 MongoDB 的非关系数据库。在本论文中 </text:p>
      <text:p text:style-name="P1">我们给出了一种基于蜡烛图的的海量时序数据的可视化方法,具体的可视化我 </text:p>
      <text:p text:style-name="P1">们使用开源的图形化报表库,再在可视化的过程中我们我们先对时序数据进行 </text:p>
      <text:p text:style-name="P1">高效的线性压缩,生成特定的区间,对于每个区间的统计数据,我们采用折线 </text:p>
      <text:p text:style-name="P1">图和蜡烛图进行可视化。这种方法不仅能够对原始数据进行大范围的压缩,还 </text:p>
      <text:p text:style-name="P1">能再 压 缩的基 础 之 上通过用户的需求分层显示压缩后的效果 </text:p>
      <text:p text:style-name="P1">本论文依次介绍了相关的应用历史背景,算法实现,程序的相关实现等其 </text:p>
      <text:p text:style-name="P1">它步 骤, 并在最 后 给 出了一些针对于特定场合的压缩选项和优化。 </text:p>
      <text:p text:style-name="P1">22.1 </text:p>
      <text:p text:style-name="P1">数据 压 缩简介 </text:p>
      <text:p text:style-name="P1">数据压缩的一般前提是不损失有用信息,理想的效果是达到最小的存储空 </text:p>
      <text:p text:style-name="P1">间,同时提高传输和存储的效率。我们通过一定的算法重新组织数据,从而来 </text:p>
      <text:p text:style-name="P1">减少数据的冗余。数据压缩可分成两种类型,一种叫做无损压缩,另一种叫做有 </text:p>
      <text:p text:style-name="P1">损 压 缩。 无 损 压 缩 通 常 能 保 证 在 压 缩 数 据 后 我 们 可 以 通 过 目 标 数 据 进 行 重 构, </text:p>
      <text:p text:style-name="P1">重 构 出 的 数 据 能 和 原 始 数 据 保 持 一 致。 常 见 的 无 损 压 缩 包 括 磁 盘 文 件 的 压 缩, </text:p>
      <text:p text:style-name="P1">无损压缩的效果一般能把普通文件的数据压缩到原来的 1:2 到 1:5. 常用的无损 </text:p>
      <text:p text:style-name="P1">压缩算法包括霍夫曼算法, LZW(Lenpel-Ziv&amp;Welch) 压缩算法。有损压缩是指在 </text:p>
      <text:p text:style-name="P1">压缩后我们可以通过目标数据重构出原始数据的主要轮廓而这些数据不会影 </text:p>
      <text:p text:style-name="P1">响到 我 们对他 们 的使用。 </text:p>
      <text:p text:style-name="P1">2.2 </text:p>
      <text:p text:style-name="P1">数据 压 缩的理 论 极 限 </text:p>
      <text:p text:style-name="P1">了解了 2.1 中数据压缩的概念和相关分类,我们给出数据压缩的理论极限, </text:p>
      <text:p text:style-name="P1">值得一提的是对于时序数据的数据点压缩也存在压缩极限当数据压缩到一定 </text:p>
      <text:p text:style-name="P1">程度 之 后, 再 提高压 缩比例,带来的结果就是数据的永久性损害。 </text:p>
      <text:p text:style-name="P1">假设在均匀分布的情况下,我们采集到的某一维数据的取样值在存储文件 </text:p>
      <text:p text:style-name="P1">中出现的概率是 p,那么在这个取样值最多可能出现 1/p 种情况。因此我们需 </text:p>
      <text:p text:style-name="P1">要 log2(1/p) 个 存 储 单 位 表 示 该 采 样 数 据。 我 们 把 这 个 结 论 可 以 推 广 到 一 般 情 </text:p>
      <text:p text:style-name="P1">况。假设我们采样的某一维时序数据由 n 个采样值组成,每个部分的内容在存 </text:p>
      <text:p text:style-name="P1">储文件中的出现概率分别为 p1、p2、...pn。那么,替代符号占据的存储单位最 </text:p>
      <text:p text:style-name="P1">少为 下 面 这 个表达 式: </text:p>
      <text:p text:style-name="P1">log2(1/p1) + log2(1/p2) + ... + log2(1/pn) = �log2(1/pn) </text:p>
      <text:p text:style-name="P1">(2-1) </text:p>
      <text:p text:style-name="P1">考虑 单 个采样 值, 它 对应的存储单位为: </text:p>
      <text:p text:style-name="P1">�log2(1/pn)/n = log2(1/p1)/n + log2(1/p2)/n + ... + log2(1/pn)/n </text:p>
      <text:p text:style-name="P1">2.3 </text:p>
      <text:p text:style-name="P1">(2-2) </text:p>
      <text:p text:style-name="P1">蜡烛 图 </text:p>
      <text:p text:style-name="P1">K 线图 (candlestick charts) 也叫蜡 烛图,蜡烛图来源于对统计数据的分析, </text:p>
      <text:p text:style-name="P1">3北京 理 工 大 学 本 科 生 毕 业设计(论文) </text:p>
      <text:p text:style-name="P1">例如 股 价, 其 中包含 股价的开盘价,收盘价,最高价和最低价。 </text:p>
      <text:p text:style-name="P1">K 线图的状态可以分为翻转形态,整理形态等。K 线图由于其细致明确的 </text:p>
      <text:p text:style-name="P1">表达效果,引入到了股市和期货市场, K 线图由统计区间的开始值,最大值,最 </text:p>
      <text:p text:style-name="P1">小值,结束值组成,假设给定一个统计区间,当我们确定区间的开始值和结束 </text:p>
      <text:p text:style-name="P1">值时,我们把这两者中间的部分用对应的实体矩形画出,当开始值小于结束值 </text:p>
      <text:p text:style-name="P1">时,我们用红色标注,此时 k 线被称为阳线,当开始值大于结束值时我们用黑 </text:p>
      <text:p text:style-name="P1">色标 注,此 时 对应的 k 线我们称之 为阴 线。 </text:p>
      <text:p text:style-name="P1">K 线图绘制的技术指标和 K 线图的分析对于我们从中寻找有用的数据有 </text:p>
      <text:p text:style-name="P1">很大的帮助。它可以作为我们从时序数据中寻找奇点数据最有力的工具,根据 </text:p>
      <text:p text:style-name="P1">经 典 的 K 线 图或 者 图 上的 某 一 指 标分 析 和 得出 的 结 论 不一 定 完 全正 确, 但 是 </text:p>
      <text:p text:style-name="P1">结合我们时序数据压缩过后的数据查询,就能准确而快速的寻找到问题所在。 </text:p>
      <text:p text:style-name="P1">注意:时序数据绘制过程中的技术指标是对应于某一段时间内的统计分析 </text:p>
      <text:p text:style-name="P1"><text:soft-page-break/>数据,并不是和原始数据完全一样。因此这些数据的最终效果可能会受到人为 </text:p>
      <text:p text:style-name="P1">因素的控制,例如我们设置的压缩比过大,那么此时的绘图界面可能和原始数 </text:p>
      <text:p text:style-name="P1">据相差较大。此时我们应该结合主要因素来判断图形是否能表达原始数据的真 </text:p>
      <text:p text:style-name="P1">实趋势,以及我们是否需要调整原始数据的压缩比和其它参数,以达到理想的 </text:p>
      <text:p text:style-name="P1">效果。 </text:p>
      <text:p text:style-name="P1">2.4 JAVA&amp; 设计 模 式 </text:p>
      <text:p text:style-name="P1">高维时序数据压缩的研究成果适用于工程中的很多场景,而 JAVA 语言也 </text:p>
      <text:p text:style-name="P1">是 现 阶 段 业 务 场 合 中 使 用 最 为 频 繁 的 编 程 语 言, 论 文 的 设 定 环 境 为 基 于 Java </text:p>
      <text:p text:style-name="P1">EE 虚拟 机的 嵌 入式平台,因此需要了解 Java EE 相关的一些基础知识。 </text:p>
      <text:p text:style-name="P1">JDBC 是 JAVA 语言中与数据库交互最为流行的方式,绝大部分数据库都 </text:p>
      <text:p text:style-name="P1">有特定的 JAR 包来实现这些接口。而现在最流行的持久化框架包括 Hibernate, </text:p>
      <text:p text:style-name="P1">ibatis 都是基 于 JDBC 完成的,学会使用 JDBC 是完成该论文的重点。 </text:p>
      <text:p text:style-name="P1">设计模式 (Design pattern) 是一套反复被使用,多数人知晓,经过分类与编 </text:p>
      <text:p text:style-name="P1">目的代码设计经验的总结,使用设计模式的目的是使代码的可用度达到最大化, </text:p>
      <text:p text:style-name="P1">同时使用良好的设计模式对于代码的维护也有很重要的作用,在本论文中需要 </text:p>
      <text:p text:style-name="P1">了解的设计模式包括线程安全的单例模式,工厂模式,原型模式,和装饰者模 </text:p>
      <text:p text:style-name="P1">式已 经 访问者 模 式。</text:p>
      <text:p text:style-name="P1">4.1.1 问题 描述 </text:p>
      <text:p text:style-name="P1">汽车运行过程中引擎的相关参数我们可以通过传感器获得,例如汽车发动 </text:p>
      <text:p text:style-name="P1">机的转速,汽车的进气量和喷油量。这些数据的维度可以达到 100 以上,也就 </text:p>
      <text:p text:style-name="P1">是说我们采集到的数据在数据库当中可以单表达到 100 列。假设我们的采样频 </text:p>
      <text:p text:style-name="P1">率达到 100,可以计算每小时我们采集数据的次数为 3600*100. 很明显如果汽车 </text:p>
      <text:p text:style-name="P1">长时间运转,这些数据将对汽车的存储系统造成极大的压力。将这些数据全部 </text:p>
      <text:p text:style-name="P1">存储起来将浪费大量的存储资源,但是如何不加处理的直接丢弃,那么一旦出 </text:p>
      <text:p text:style-name="P1">现汽 车 故障,我 们 将 不能获取即时有效的原始数据。 </text:p>
      <text:p text:style-name="P1">通过我们对时序数据的观测,在这些时序数据中存在大量的数据冗余,原 </text:p>
      <text:p text:style-name="P1">因很直接,因为大部分的数据通常再某段时间都是稳定的,例如引擎稳定运行 </text:p>
      <text:p text:style-name="P1">时的温度,特别是像汽车的档位这类数据,很有可能长时间不改变,对于日常 </text:p>
      <text:p text:style-name="P1">的业务场景来说,维护人员很难从海量的时序数据中快速找到自己需要的异常 </text:p>
      <text:p text:style-name="P1">数据,因此我们可以允许再保存的过程中与原始数据有一定的误差,在存储的 </text:p>
      <text:p text:style-name="P1">过程中我们依然采用了关系数据库,这不仅是因为关系数据库的技术成熟,而 </text:p>
      <text:p text:style-name="P1">且目 前 存在的 一 些 早期的时序数据库的实现原型也是基于关系数据库而来。 </text:p>
      <text:p text:style-name="P1">时间本身充满了多变性,他可以是一个时间点,也可以是一个时间间隔,既 </text:p>
      <text:p text:style-name="P1">可以是线性的,也可以是周期的。如果咋考虑时序数据的维数,可想而知这样 </text:p>
      <text:p text:style-name="P1">的数据他的复杂度是相当高的,对于这样的数据,如何可视化也呈现出了多样 </text:p>
      <text:p text:style-name="P1">性,根据特定的时序数据,现在已经存在了一些可视化框架,例如针对模拟数 </text:p>
      <text:p text:style-name="P1">据我们可以采用 SimVis,而针对新闻数据我们可以采用 ThemeRiver 进行分析。 </text:p>
      <text:p text:style-name="P1">时序数据可视化从通用的角度来看可以认为是从维度到空间的映射,一般 </text:p>
      <text:p text:style-name="P1">可视化框架有 XmdvTool 和 Visage 相对标准的可视化技术,而且平行坐标,复 </text:p>
      <text:p text:style-name="P1">杂坐标都可以用来可视化时序数据,但对于海量的时序数据,这些框架显得捉 </text:p>
      <text:p text:style-name="P1">襟见 肘。 </text:p>
      <text:p text:style-name="P1">对于数据量庞大的时序数据,我们可以选择基于蜡烛图的可视化方法,蜡 </text:p>
      <text:p text:style-name="P1">烛图 (candlestick chart) 又称 k 线图,看线图可以容易的表示统计数据中的若干 </text:p>
      <text:p text:style-name="P1">10北京 理 工 大 学 本 科 生 毕 业设计(论文) </text:p>
      <text:p text:style-name="P1">内容,关于 k 线图的具体内容请参考背景知识。 </text:p>
      <text:p text:style-name="P1">4.1.2 算法 的基 本思 路 </text:p>
      <text:p text:style-name="P1">我们根据时序数据的维数和设定的压缩比例,对输入的时序数据进行单维 </text:p>
      <text:p text:style-name="P1">处理。在单维数据中我们将无明显波动的数据,合并到相同的区间中,注意在 </text:p>
      <text:p text:style-name="P1">合并的过程中,同时更新对应区间的时间点,当我们每个区间的数据点数超过 </text:p>
      <text:p text:style-name="P1">了限制之后,我们采用对应的区间合并算法,将每维数据进行区间合并。处理 </text:p>
      <text:p text:style-name="P1">完单维数据之后,我们将所有维数的数据进行区间合并,来产生对应的最终输 </text:p>
      <text:p text:style-name="P1">出。 </text:p>
      <text:p text:style-name="P1"><text:soft-page-break/>如图所示,假设我们采样到的时序数据包含 4 维,D1 ~ D4,其中我们可 </text:p>
      <text:p text:style-name="P1">以 看 到 D1 从 t1 到 t6 的 值 未 发 生 变 化,t7 到 t16 区 间 内 的 值 相 同, 因 此 我 们 </text:p>
      <text:p text:style-name="P1">将 D1 划分为 [1,6] [7,16] 两个区间,对于 D2 ~ D4 我们也采用相同的方法,D2 </text:p>
      <text:p text:style-name="P1">和 D3 将被 划 分 为 3 个 区间 [1,6],[7,10],[11,16]. 同时 我 们将 这 几个 区 间的 时 间标 </text:p>
      <text:p text:style-name="P1">签提取出来并进行排序重排后的时序列表对应为 [1,6,7,10,11,16] ,然后我们重 </text:p>
      <text:p text:style-name="P1">新生成时序数据,此时共产生了 6 个时刻对应的 6 条数据,每个时刻对应的值 </text:p>
      <text:p text:style-name="P1">为该 区 间的平 均 值,最后通过压缩后的结果如下图所示。 </text:p>
      <text:p text:style-name="P1">4.1.3 数据 区间 的定 义 </text:p>
      <text:p text:style-name="P1">设 D 维时序数据的每一分量为 D i ,压缩后的数据点数我们设置为 CP(D i ), </text:p>
      <text:p text:style-name="P1">并将压缩梯度 Grad(D i ) 设置为 CP(D i )*2 k (k=1,2,3...) ,定义 Max(D i ) 为 D i 已经 </text:p>
      <text:p text:style-name="P1">扫描数据的最小值,Min(D i ) 为 D i 已经扫描过得数据最大值,IL(D i ) 用于存储 </text:p>
      <text:p text:style-name="P1">已经 扫 描过的 区 间列表,列表的每一个区间是一个六元向量: </text:p>
      <text:p text:style-name="P1">T =&lt; t s , t e , v max , v min , v avg , n &gt; </text:p>
      <text:p text:style-name="P1">(4-1) </text:p>
      <text:p text:style-name="P1">其中 t s 和 t e 分别表示区间的开始时间标签和结束时间标签, v max ,v min ,v avg </text:p>
      <text:p text:style-name="P1">分别表示区间类采样值的最大值,最小值,和平均值。其中 n 表示所有的数据 </text:p>
      <text:p text:style-name="P1">点数。每个区间是 1 个以上的原始数据点合并之后的结果,同一个区间覆盖的 </text:p>
      <text:p text:style-name="P1">原始数据点基本平稳,而相邻的区间分隔的时间节点应该对应原始数据中比较 </text:p>
      <text:p text:style-name="P1">明显的拐点,在压缩的过程中我们在指定的输入条件 CP(D i ) 下,不断对 D i 创 </text:p>
      <text:p text:style-name="P1">建区 间, 扩展区 间 和合并区间。 </text:p>
      <text:p text:style-name="P1">新建区间 CI:高维度的时序数据再压缩的过程中必须保持原数据总体变 </text:p>
      <text:p text:style-name="P1">11北京 理 工 大 学 本 科 生 毕 业设计(论文) </text:p>
      <text:p text:style-name="P1">化趋势这些基本特征,再数据处理的过程中,当遇到较大的数据奇点且不在约 </text:p>
      <text:p text:style-name="P1">定的梯度等级时,此时我们需要闯将新的区间段,新的区间段取决于奇点数据, </text:p>
      <text:p text:style-name="P1">也就 是: </text:p>
      <text:p text:style-name="P1">(4-2) </text:p>
      <text:p text:style-name="P1">I n =&lt; t, t, d it , d it , d it , 1 &gt; </text:p>
      <text:p text:style-name="P1">其中 d it 为拐 点 数据,也就是当前时刻 t 的第 i 维的数据值。 </text:p>
      <text:p text:style-name="P1">扩展区间 EI: 在扫描数据序列的过程中,若当前数据点 d it 属于当前的数 </text:p>
      <text:p text:style-name="P1">据区 间, 则应对 当 前 区间进行更新,区间扩展方法为: </text:p>
      <text:p text:style-name="P1">I last =&lt; t s , t, M AX(v max , d it ), M IN (v min , d it ), (v avg ∗ n + d it )/(n + 1), n + 1) &gt; (4-3) </text:p>
      <text:p text:style-name="P1">其中 I last 为 IL(D i ) 区间的最后一个元组,d it 为当前时刻 t 关于 D i 的分量 </text:p>
      <text:p text:style-name="P1">区间合并 MI: 区间合并发生在已有的区间总数超出了设定的数据点数 CP(D i ) </text:p>
      <text:p text:style-name="P1">时进 行, 区间合 并 是指 将原来相邻的区间合并为一个区间,设: </text:p>
      <text:p text:style-name="P1">(4-4) </text:p>
      <text:p text:style-name="P1">I i =&lt; t s , t e , v max , v min , v avg , n &gt; </text:p>
      <text:p text:style-name="P1">′ </text:p>
      <text:p text:style-name="P1">′ </text:p>
      <text:p text:style-name="P1">′ </text:p>
      <text:p text:style-name="P1">′ </text:p>
      <text:p text:style-name="P1">′ </text:p>
      <text:p text:style-name="P1">′ </text:p>
      <text:p text:style-name="P1">(4-5) </text:p>
      <text:p text:style-name="P1">I i+1 =&lt; t s , t e , v max , v min , v avg , n &gt; </text:p>
      <text:p text:style-name="P1">为数 据 区间 列 表中相邻的 元组, 则合 并后数据区间 I lr : </text:p>
      <text:p text:style-name="P1">′ </text:p>
      <text:p text:style-name="P1">′ </text:p>
      <text:p text:style-name="P1">′ </text:p>
      <text:p text:style-name="P1">′ </text:p>
      <text:p text:style-name="P1">I lf =&lt; M IN (t s , t s ), M AX(t e , t e ), M AX(v max , v max ), M IN (v min , v min ) </text:p>
      <text:p text:style-name="P1">′ </text:p>
      <text:p text:style-name="P1">′ </text:p>
      <text:p text:style-name="P1"><text:soft-page-break/>′ </text:p>
      <text:p text:style-name="P1">′ </text:p>
      <text:p text:style-name="P1">, (v avg ∗ n + v avg ∗ n )/(n + n ), n + n &gt; </text:p>
      <text:p text:style-name="P1">(4-6) </text:p>
      <text:p text:style-name="P1">4.1.4 数据 压缩 算法 </text:p>
      <text:p text:style-name="P1">在对整个数据序列进行压缩的过程中,顺序扫描对应的数据,分别对每一 </text:p>
      <text:p text:style-name="P1">分 量 进 行 区 间 压 缩 算 法, 得 到 所 有 不 同 分 量 的 区 间 列 表 序 列 IL。 在 区 间 的 创 </text:p>
      <text:p text:style-name="P1">建和扩展的过程中,对每个分量 D i 判断 IL(D i ) 中的区间个数,和 CP(D i ) 的大 </text:p>
      <text:p text:style-name="P1">小,如果 |IL(D i )|&gt;CP(D i ) 则按照区间合并操作 MI 选择性的对相邻区间进行合 </text:p>
      <text:p text:style-name="P1">并,这里的选择性是指选哪些数据,分布较为接近和相似的区间进行合并,最 </text:p>
      <text:p text:style-name="P1">后,取 IL 中所有的 IL(D i ) 中的元 组标签并按时间先后进行排序,将排序好的 </text:p>
      <text:p text:style-name="P1">时间 标 签,放入 标 签 队列中 TL,最终生成分量数据,对应的如下算法: </text:p>
      <text:p text:style-name="P1">12北京 理 工 大 学 本 科 生 毕 业设计(论文) </text:p>
      <text:p text:style-name="P1">算法 4.1 高维 时序 数据 压 缩 算 法 CompressInterval </text:p>
      <text:p text:style-name="P1">输入: 分量压 缩点 数 CP(D i ), 原始 数据 序列 D </text:p>
      <text:p text:style-name="P1">输出: 压缩后 的数 据序 列 </text:p>
      <text:p text:style-name="P1">1: for (i = 1 to N) do </text:p>
      <text:p text:style-name="P1">2: Max(D i )=0;Min(D i )=0;IL(D i )=[]; </text:p>
      <text:p text:style-name="P1">3: Grad(D i )=CP(Di)*k; </text:p>
      <text:p text:style-name="P1">4: end for </text:p>
      <text:p text:style-name="P1">5: while (未达 到输 入数 据 D 结束 位置, 且下一条数据记录为 D t ) do </text:p>
      <text:p text:style-name="P1">6: </text:p>
      <text:p text:style-name="P1">7: </text:p>
      <text:p text:style-name="P1">for i = 1 to N do </text:p>
      <text:p text:style-name="P1">8: Max(D i )=MAX(Max(D i ),d it ); </text:p>
      <text:p text:style-name="P1">9: Min(D i )=MIN(Min(D i ),d it ); </text:p>
      <text:p text:style-name="P1">10: I last =IL(D i ) 的 最 后 一 个 区 间; </text:p>
      <text:p text:style-name="P1">11: if (d it ≥ I last × v min andd it ≤ I last × v max ) then </text:p>
      <text:p text:style-name="P1">12: </text:p>
      <text:p text:style-name="P1">13: </text:p>
      <text:p text:style-name="P1">14: </text:p>
      <text:p text:style-name="P1">I last = EI(I last , d it ) </text:p>
      <text:p text:style-name="P1">else </text:p>
      <text:p text:style-name="P1">IL(D i )pushEC(d it ) </text:p>
      <text:p text:style-name="P1">15: end if </text:p>
      <text:p text:style-name="P1">16: if (|IL(D i )| &gt; CP (Di)) then </text:p>
      <text:p text:style-name="P1">17: </text:p>
      <text:p text:style-name="P1">18: </text:p>
      <text:p text:style-name="P1">19: </text:p>
      <text:p text:style-name="P1">IL(D i ) = M ergeInternal(IL(D i ), CP (D i ), Grad(D i )) </text:p>
      <text:p text:style-name="P1">end if </text:p>
      <text:p text:style-name="P1">end for </text:p>
      <text:p text:style-name="P1">20: end while </text:p>
      <text:p text:style-name="P1">21: IL=[IL(D 1 ), IL(D 2 ...IL(D n )]; </text:p>
      <text:p text:style-name="P1">22: return GenData(IL); =0 </text:p>
      <text:p text:style-name="P1">4.1.5 区间 合并 算法 </text:p>
      <text:p text:style-name="P1">时 序 数 据 压 缩 算 法 CompresInterval 先对 每 一 分 量 的 相 关 数 据 进 行 初 始 化, </text:p>
      <text:p text:style-name="P1">在 我 们 依 次 读 入 每 条 数 据 之 后, 对 于 每 条 数 据 我 们 都 逐 渐 更 新 最 大 值 最 小 值, </text:p>
      <text:p text:style-name="P1">根据读入值的大小我们判断是否需要开辟一个新的区间,如果不需要开辟新的 </text:p>
      <text:p text:style-name="P1">区间我们将直接对最后一个区间进行扩展,当处理完每条输入的数据之后,此 </text:p>
      <text:p text:style-name="P1">时根据我们事先设定的 CP(d I ) 来判断区间内部数据的值是否达到了极限,当 </text:p>
      <text:p text:style-name="P1">区间内部的数据点超过我们设定的值后,我们就可以使用区间合并算法来生成 </text:p>
      <text:p text:style-name="P1"><text:soft-page-break/>13北京 理 工 大 学 本 科 生 毕 业设计(论文) </text:p>
      <text:p text:style-name="P1">新的 数 据。 对 应的区 间合并算法如下所示: </text:p>
      <text:p text:style-name="P1">算法 4.2 区间 合并 算法 IntervalMerge </text:p>
      <text:p text:style-name="P1">输入: 需要合 并前 的区 间 列 表 IL(D i ),CP(D i ),Grad(D i ) </text:p>
      <text:p text:style-name="P1">输出: 通过合 并算 法之 后 产 生 的新 的区 间列 表 IL(D i ) </text:p>
      <text:p text:style-name="P1">1: R(D i )=(Max(D i )-Min(D i ))/Grad(D i ) </text:p>
      <text:p text:style-name="P1">2: for (i = 1 to |IL(D i )-1|) do </text:p>
      <text:p text:style-name="P1">3: </text:p>
      <text:p text:style-name="P1">4: </text:p>
      <text:p text:style-name="P1">if (∃x &lt; Grad(D i )andI i .v min ≥ M in(D i ) + x ∗ R(D i )andI i .v max &lt; M in(D i ) + </text:p>
      <text:p text:style-name="P1">(x + 1) ∗ R(D j )andI i+1 .v min ≥ M in(D i ) + x ∗ R(D i )andI i+1 .v max &lt; M in(D i ) + </text:p>
      <text:p text:style-name="P1">(x + 1) ∗ R(D i )) then </text:p>
      <text:p text:style-name="P1">5: </text:p>
      <text:p text:style-name="P1">6: </text:p>
      <text:p text:style-name="P1">I i = M I(I i , I i+1 ) </text:p>
      <text:p text:style-name="P1">end if </text:p>
      <text:p text:style-name="P1">7: end for </text:p>
      <text:p text:style-name="P1">8: while (|IL(D i )| &gt; CP (D i )) do </text:p>
      <text:p text:style-name="P1">9: </text:p>
      <text:p text:style-name="P1">10: Grad(D i ) = Grad(D i /2) </text:p>
      <text:p text:style-name="P1">11: R(D i ) = (M ax(D i ) − M in(D i ))/Grad(D i ) </text:p>
      <text:p text:style-name="P1">12: for i = 1to|IL(D i )| do </text:p>
      <text:p text:style-name="P1">13: </text:p>
      <text:p text:style-name="P1">14: </text:p>
      <text:p text:style-name="P1">if (∃x &lt; Grad(D i )andI i .v min ≥ M in(D i )+x∗R(D i )andI i .v max &lt; M in(D i )+ </text:p>
      <text:p text:style-name="P1">(x+1)∗R(D j )andI i+1 .v min ≥ M in(D i )+x∗R(D i )andI i+1 .v max &lt; M in(D i )+ </text:p>
      <text:p text:style-name="P1">(x + 1) ∗ R(D i )) then </text:p>
      <text:p text:style-name="P1">15: </text:p>
      <text:p text:style-name="P1">16: </text:p>
      <text:p text:style-name="P1">17: </text:p>
      <text:p text:style-name="P1">I i = M I(I i , I i+1 ) </text:p>
      <text:p text:style-name="P1">end if </text:p>
      <text:p text:style-name="P1">end for </text:p>
      <text:p text:style-name="P1">18: end while </text:p>
      <text:p text:style-name="P1">19: return IL(D i ) =0 </text:p>
      <text:p text:style-name="P1">4.1.6 数据 生成 算法 GenData </text:p>
      <text:p text:style-name="P1">根据事先设置的梯度 Grad(Di), D i , 能否插入到设定的区间,当合并完成之 </text:p>
      <text:p text:style-name="P1">后, 如 果 计 算 出 IL(D i ) 仍 然是 大 于 CP(D i ), 则通 过 降 低 Grad 的值 来 重新 进 行 </text:p>
      <text:p text:style-name="P1">合并, 通 过循环 检 测条件来判断区间是否满足最终的要求。 </text:p>
      <text:p text:style-name="P1">14北京 理 工 大 学 本 科 生 毕 业设计(论文) </text:p>
      <text:p text:style-name="P1">算法 4.3 数据 生成 算法 GenData </text:p>
      <text:p text:style-name="P1">输入: 通过区 间合 并算 法 生 成 的序 列 IL </text:p>
      <text:p text:style-name="P1">输出: 压缩后 的最 终数 据 </text:p>
      <text:p text:style-name="P1">1: IL=[] </text:p>
      <text:p text:style-name="P1">2: for (i = 1toN ) do </text:p>
      <text:p text:style-name="P1">3: </text:p>
      <text:p text:style-name="P1">4: for (j = 1to|IL(D i )|) do </text:p>
      <text:p text:style-name="P1">5: T L.push(IL(D i j , t s ) </text:p>
      <text:p text:style-name="P1">6: T L.push(IL(D i j , t e )) </text:p>
      <text:p text:style-name="P1">7: </text:p>
      <text:p text:style-name="P1">end for </text:p>
      <text:p text:style-name="P1">8: end for </text:p>
      <text:p text:style-name="P1"><text:soft-page-break/>9: 对 TL 中的时间标 签 从 小 到 大 按 时 间 排 序 </text:p>
      <text:p text:style-name="P1">10: 删 除 TL 中是多余 时 间 标 签 </text:p>
      <text:p text:style-name="P1">11: for (j = 1to|T L|) do </text:p>
      <text:p text:style-name="P1">12: </text:p>
      <text:p text:style-name="P1">对应输出 TL i 所属 的 IL(D i ) 区 间的 平均 值 </text:p>
      <text:p text:style-name="P1">13: end for </text:p>
      <text:p text:style-name="P1">14: return VOID =0 </text:p>
      <text:p text:style-name="P1">4.2 </text:p>
      <text:p text:style-name="P1">时序 数 据可视 化</text:p>
      <text:p text:style-name="P2">4.2.2 时序 数据 可视 化 </text:p>
      <text:p text:style-name="P2">时 序 数 据 首 先 通 过 预 处 理 之 后, 数 据 会 被 分 隔 为 多 个 区 间 长 度 为 H 的 数 </text:p>
      <text:p text:style-name="P2">据区间,并存储再关系数据库当中,本论文中采取的是 SQLite,之后,时序数 </text:p>
      <text:p text:style-name="P2">据的可视化都可以以这些数据为基础来完成,当然考虑到原始数据量的规模很 </text:p>
      <text:p text:style-name="P2">大,因此即使压缩为数据区间之后,有可能区间的个数还是很多,如果我们选 </text:p>
      <text:p text:style-name="P2">取区间的总数为 100,并假设所有的数据量为 100 万,那么压缩过后仍有有万 </text:p>
      <text:p text:style-name="P2">条数据,如果全部显示肯定是不现实的,那么环一个思路,假设我们将 H 设置 </text:p>
      <text:p text:style-name="P2">为 10000,那么我们获取到的数据点数变为了 100,此时数据的局部信息丢失的 </text:p>
      <text:p text:style-name="P2">16北京 理 工 大 学 本 科 生 毕 业设计(论文) </text:p>
      <text:p text:style-name="P2">情况很有可能变得严重,在算法中,我们将合并的粒度设置为灵活可变,也就 </text:p>
      <text:p text:style-name="P2">是最 终 的 区 间密度 可以由用户 指定, </text:p>
      <text:p text:style-name="P2">定义初始化处理完的数据为元数据,并且由于默认的区间值为 H。对于每 </text:p>
      <text:p text:style-name="P2">个区 间我们定 义 R=&lt; v s , v e , v max , v min , v avg , v var &gt; ,设置数据的区间大小为 kH, </text:p>
      <text:p text:style-name="P2">那么 以 kH 为区间 大 小的区间数据我们设置为: </text:p>
      <text:p text:style-name="P2">′ </text:p>
      <text:p text:style-name="P2">′ </text:p>
      <text:p text:style-name="P2">′ </text:p>
      <text:p text:style-name="P2">′ </text:p>
      <text:p text:style-name="P2">′ </text:p>
      <text:p text:style-name="P2">′ </text:p>
      <text:p text:style-name="P2">R =&lt; v s , v e , v max , v min , v avg , v var &gt; (4-7) </text:p>
      <text:p text:style-name="P2">那么 需 要 合 并的 元 数据区间中,第 i 个数 据区间的数据为: </text:p>
      <text:p text:style-name="P2">R=&lt;v si , v ei , v maxi , v mini , v avgi , v vari &gt; (4-8) </text:p>
      <text:p text:style-name="P2">存在如下 表 达式: </text:p>
      <text:p text:style-name="P2">α s = v s </text:p>
      <text:p text:style-name="P2">α e = v e </text:p>
      <text:p text:style-name="P2">α max = max(v 1max , v 2max ...v kmax ) </text:p>
      <text:p text:style-name="P2">α min = min(v 1min , v 2min ...v kmax ) </text:p>
      <text:p text:style-name="P2">∑ </text:p>
      <text:p text:style-name="P2">α = 1/k ∗ N </text:p>
      <text:p text:style-name="P2">n=1 v javg </text:p>
      <text:p text:style-name="P2">∑ </text:p>
      <text:p text:style-name="P2">∑ </text:p>
      <text:p text:style-name="P2">∑ </text:p>
      <text:p text:style-name="P2">2 </text:p>
      <text:p text:style-name="P2">2 </text:p>
      <text:p text:style-name="P2">α var </text:p>
      <text:p text:style-name="P2">∗ 1/k = kn=1 v j avg 2 + kn=1 v j var 2 + kn=1 v j avg </text:p>
      <text:p text:style-name="P2">基 于 上 面 的 公 式 我 们 可 以 计 算 出 kH 区 间 长 度 的 数 据 区 间 特 征 值 的 方 法, </text:p>
      <text:p text:style-name="P2">′ </text:p>
      <text:p text:style-name="P2">对于 R 中的 开始值结束值最大值最小值平均值,计算都非常简洁,对于标准 </text:p>
      <text:p text:style-name="P2">2 </text:p>
      <text:p text:style-name="P2">差 的 计 算 可 通 过 对 应 的 表 达 式 计 算 出, 通 过 将 α var </text:p>
      <text:p text:style-name="P2"><text:soft-page-break/>与合并的 k 个元数据区间 </text:p>
      <text:p text:style-name="P2">′ </text:p>
      <text:p text:style-name="P2">的方 差 之和做 减 法计算,消去原始数据即可以得到 R 的计算表达式。</text:p>
      <text:p text:style-name="P3">[1] 关 云 鹏, 杨 静. 高 维 时 序 数 据 的 相 似 搜 索 [J]. 贵 州 大 学 学 报 (自 然 科 学 版), </text:p>
      <text:p text:style-name="P3">2006/23(1):44-50.DOI:10.3959/j.jssn.1000-5269.2006.01.010 </text:p>
      <text:p text:style-name="P3">[2] 王成山,王继东. 基于能量阈值和自适应算术编码的数据压缩方法 [J], 电力 </text:p>
      <text:p text:style-name="P3">系 统 自 动化 2004/28(24):56-60 </text:p>
      <text:p text:style-name="P3">[3] 黄 勇, 吕 涛. 基 于 线 性 插 值 函 数 的 遥 测 数 据 压 缩 [J], 计 算 机 工 程 与 应 用, </text:p>
      <text:p text:style-name="P3">2004,38(1640-42 </text:p>
      <text:p text:style-name="P3">[4] 段 培 勇, 张 枚, 汤 同 奎 等 </text:p>
      <text:p text:style-name="P3">数据的应用 </text:p>
      <text:p text:style-name="P3">[J], </text:p>
      <text:p text:style-name="P3">SDT </text:p>
      <text:p text:style-name="P3">算法及其在局域控制网络中压缩过程 </text:p>
      <text:p text:style-name="P3">信 息 与 控 制,2002,31(2):132-135.DOI:10.3969/j.jssn.1002- </text:p>
      <text:p text:style-name="P3">0411.2002.02.008 </text:p>
      <text:p text:style-name="P3">[5] 刘玉葆,李启睿一种基于压缩策略的高维空间子空间 skyline 查询算法 [J], </text:p>
      <text:p text:style-name="P3">计 算 机 研究与 发展,2013(s1):101-108 </text:p>
      <text:p text:style-name="P3">[6] 游文杰,吉国力,袁明顺,高维少样本数据的特征压缩,计算机工程与应 </text:p>
      <text:p text:style-name="P3">用,2006/17(1):49-50 </text:p>
      <text:p text:style-name="P3">[7] Mah R S H ,et al.Process trending with piecewise linear smoothing .Comput </text:p>
      <text:p text:style-name="P3">Chem Engng,1995,19(2):129-137 </text:p>
      <text:p text:style-name="P3">[8] Gray R M Vector quantizatio .IEEE ASAP Magazine,Apr,1984,4-29 </text:p>
      <text:p text:style-name="P3">[9] Macgregor JF.Statisti cal process control of multivariate process IFAC AD- </text:p>
      <text:p text:style-name="P3">CHEM,Kyoto Japan 1994 </text:p>
      <text:p text:style-name="P3">[10] ABflag.j.Friegel.HP similary search ontime series based on threshold queries in: </text:p>
      <text:p text:style-name="P3">Proceedins of the 10thinternationl COnferece on Extending DatabaseTechnolog </text:p>
      <text:p text:style-name="P3">pp.276-294 </text:p>
      <text:p text:style-name="P3">[11] Abonyi clustering for fuzzing segmentation of multivariate time-series .Fuzzy sets </text:p>
      <text:p text:style-name="P3">and Systems Data Mining SSpecial lssue 149:39-56 </text:p>
      <text:p text:style-name="P3">[12] Oliveira PCF Ahmd K 2004 summarization fo multiodal information in: Proceed- </text:p>
      <text:p text:style-name="P3">ings of the Fourth Internationa COnference on Language Resources and Evalu- </text:p>
      <text:p text:style-name="P3">tation vol 3.pp 1049-1052 </text:p>
      <text:p text:style-name="P3">21北京 理 工 大 学 本 科 生 毕 业设计(论文) </text:p>
      <text:p text:style-name="P3">[13] ENrique EH 1999 Qualitative object description:inital reports of the exploration </text:p>
      <text:p text:style-name="P3">of the frontier. Proceedings of Joint EUROFUSE-SIC99 Interational Conferecne </text:p>
      <text:p text:style-name="P3">pp:489-490 </text:p>
      <text:p text:style-name="P3">[14] Sidiropouls Johnson T.Jagadish H.V Faloutsos C Biliris A 2000 online data min- </text:p>
      <text:p text:style-name="P3">ing for co-evolving time sequeces in Proceedings of the 16th IEEE International </text:p>
      <text:p text:style-name="P3">Conference on Data Engineering pp:201-208 </text:p>
      <text:p text:style-name="P3">[15] Yin Yang Q 2006 Intergratiing Hidden Markov Models and spectral analysis for </text:p>
      <text:p text:style-name="P3">sensory time series clustering in: Proceedings of the Fifth IEEE international- </text:p>
      <text:p text:style-name="P3">Conference on Data Mining pp:06-513 </text:p>
      <text:p text:style-name="P3">[16] Yand.K.Yoon H.Shahabi C. 2005 Clever: a feature subset selection technique for </text:p>
      <text:p text:style-name="P3">multivariate time seies in procedings of the Ninth Pacific-Asia COnference on </text:p>
      <text:p text:style-name="P3">Knowledge Discovery and Data Mining pp:516-522 </text:p>
      <text:p text:style-name="P3">[17] Yang K .Sha on the stationarity of multivariate time seies for correlation-based </text:p>
      <text:p text:style-name="P3">data analysis in proceedings of the fifth IEEE international conference on Data </text:p>
      <text:p text:style-name="P3">Mining pp:805-80</text:p>
      <text:p text:style-name="P3"/>
      <text:p text:style-name="P3"/>
      <text:p text:style-name="P3"/>
      <text:p text:style-name="P3"><text:soft-page-break/></text:p>
      <text:p text:style-name="P4">北京 理 工 大 学 本 科 生 毕 业设计(论文) </text:p>
      <text:p text:style-name="P4">致谢 </text:p>
      <text:p text:style-name="P4">近半年的学习和科研工作不仅使我的知识结构和科研能力上了一个新台 </text:p>
      <text:p text:style-name="P4">阶更重要的是各方面的素质得到了提高。而这一切都要归功于刘庆晖老师的深 </text:p>
      <text:p text:style-name="P4">切教诲与热情鼓励。值此论文顺利完成之际我首先要向我尊敬的导师刘庆晖老 </text:p>
      <text:p text:style-name="P4">师表达深深的敬意和无以言表的感谢。同时感谢计卫星老师在我学习期间给予 </text:p>
      <text:p text:style-name="P4">的帮助。感谢和我一起工作的沈卓佳同学,张露露学姐。沈卓佳灵活考虑问题 </text:p>
      <text:p text:style-name="P4">的方式严谨的解决问题的态度张露露学姐扎实的专业知识功底认真的科研态度 </text:p>
      <text:p text:style-name="P4">都给我留下了深刻的印象。感谢和我一实验室的高志伟学长。没有他们无私的 </text:p>
      <text:p text:style-name="P4">帮助我是无法完成论文工作的。感谢我的室友王天舒、沈卓佳、彭逸云和他们 </text:p>
      <text:p text:style-name="P4">一 起 度 过 了 这 段 美 好 时 光 是 难 以 忘 记 的。最 后 深 深 的 感 谢 呵 护 我 成 长 的 父 母。 </text:p>
      <text:p text:style-name="P4">每当我遇到困难的时候父母总是第一个给我鼓励的人。回顾 20 多年来走过的 </text:p>
      <text:p text:style-name="P4">路每一个脚印都浸满着他们无私的关爱和谆谆教诲 10 年的在外求学之路寄托 </text:p>
      <text:p text:style-name="P4">着父母对我的殷切期望。他们在精神上和物质上的无私支持坚定了我追求人生 </text:p>
      <text:p text:style-name="P4">理想的信念。父母的爱是天下最无私的最宽厚的爱。大恩无以言报惟有以永无 </text:p>
      <text:p text:style-name="P4">止</text:p>
      <text:p text:style-name="P4"/>
      <text:p text:style-name="P5">2.4 JavaScript&amp;Echarts </text:p>
      <text:p text:style-name="P5">JavaScript 一 种 直 译 式 脚 本 语 言, 是 一 种 动 态 类 型、 弱 类 型、 基 于 原 型 的 </text:p>
      <text:p text:style-name="P5">语言,内置支持类型。它的解释器被称为 JavaScript 引擎,为浏览器的一部分, </text:p>
      <text:p text:style-name="P5">广泛用于客户端的脚本语言,最早是在 HTML(标准通用标记语言下的一个应 </text:p>
      <text:p text:style-name="P5">用)网 页 上使用, 用来 给 HTML 网页增加动态功能。 </text:p>
      <text:p text:style-name="P5">HTML5 的设计目的是为了在移动设备上支持多媒体。新的语法特征被引 </text:p>
      <text:p text:style-name="P5">进 以 支 持 这 一 点, 如 video、audio 和 canvas 标 记。HTML5 还 引 进 了 新 的 功 能, </text:p>
      <text:p text:style-name="P5">可以 真 正改变 用 户 与文档的交互方式,包括: </text:p>
      <text:p text:style-name="P5">• 新 的解 析 规则增强了灵活性 </text:p>
      <text:p text:style-name="P5">• 淘 汰过 时 的或冗余的属性 </text:p>
      <text:p text:style-name="P5">• 一 个 HTML5 文档到另一个文档间的拖放功能 </text:p>
      <text:p text:style-name="P5">• 多 用途 互 联网邮件扩展(MIME)和协议处理程序注册 </text:p>
      <text:p text:style-name="P5">4北京 理 工 大 学 本 科 生 毕 业设计(论文) </text:p>
      <text:p text:style-name="P5">• 在 SQL 数 据 库中存储数据的通用标准(Web SQL) </text:p>
      <text:p text:style-name="P5">JavaScript&amp;CSS&amp;HTML. 是前端开发的必备工具,JavaScript 作为事件处理 </text:p>
      <text:p text:style-name="P5">和交互的核心起到了重要的作用,在 HTML5 中新增了 canvas 元素,这为我们 </text:p>
      <text:p text:style-name="P5">绘制高质量的蜡烛图提供了一个非常不错的选择,结合使用百度提供的 echarts </text:p>
      <text:p text:style-name="P5">图 形 化 报 表 组 件, 能 够 快 速 高 质 量 的 帮 主 我 们 完 成 工 作。 当 然 作 为 绘 图 工 具。 </text:p>
      <text:p text:style-name="P5">你依然可以选择其它的工具,例如基于 java swing 的 UI 组件库,也可以选择基 </text:p>
      <text:p text:style-name="P5">于 Matlab 的 绘 图套件,不过这些工具不一定适合再工程下的业务环境</text:p>
      <text:p text:style-name="P5"/>
      <text:p text:style-name="P6">从全文的整体结构来看,我们完成了高维时序数据压缩到可视化的一整套 </text:p>
      <text:p text:style-name="P6">流程。首先我们介绍了时序数据的相关特征,时序数据压缩的相关历史研究,然 </text:p>
      <text:p text:style-name="P6">后我们就时序数据压缩所需要的工具与算法进行了介绍,在程序设计与实现部 </text:p>
      <text:p text:style-name="P6">分 我 们 给 出 了基于 Java 相关平台 的设 计与 实 现思路。在实验结果部分我们 给 </text:p>
      <text:p text:style-name="P6">出了 压 缩 实 例和压 缩效果的展 示。 </text:p>
      <text:p text:style-name="P6">从压缩效果来看,本论文提供了一种切实可行的高维时序数据压缩的可选 </text:p>
      <text:p text:style-name="P6">方案,从可视化的角度来看我们又提供了对于不同可视化工具的支持设计。我 </text:p>
      <text:p text:style-name="P6">们的原则是基于可扩展的接口设计,同时强调设计的可重复使用性。总体来说 </text:p>
      <text:p text:style-name="P6">论文中的整体设计与实现是对高维时序数据与可视化的一次有益的探索。对于 </text:p>
      <text:p text:style-name="P6">工程 中 的 使 用者来 说我们的设 计思 路也 有相当的参考价值。 </text:p>
      <text:p text:style-name="P6">7.1 </text:p>
      <text:p text:style-name="P6">未来 工 作 </text:p>
      <text:p text:style-name="P6">针对高维时序数据压缩和可视化这一问题,以及我们的研究结果,未来还 </text:p>
      <text:p text:style-name="P6"><text:soft-page-break/>有许 多 进 一步的 工 作可以继续开展: </text:p>
      <text:p text:style-name="P6">(1) 在时序 数 据的压 缩算法上我 们应 该还 有很多需要改进的部分 </text:p>
      <text:p text:style-name="P6">(2) 时序数据压缩的计算量异常庞大,我们可以尝试基于分布式系统来提高我 </text:p>
      <text:p text:style-name="P6">们的计 算 速度 </text:p>
      <text:p text:style-name="P6">(3) 如何构 造 一个更 为准确的时 序数 据产 生模型 </text:p>
      <text:p text:style-name="P6">(4) 对于压 缩 梯度的 设置我们是 否能 够设 计的更为准确 </text:p>
      <text:p text:style-name="P6">(5) 在程序设计部分离工程的标准还有一定的差距,我们应该以更为合理和优 </text:p>
      <text:p text:style-name="P6">秀的设 计 为目标。</text:p>
      <text:p text:style-name="P6"/>
      <text:p text:style-name="P8">A.1 GenData.java</text:p>
      <text:p text:style-name="P8">package cn. BITCS . DataBase ;</text:p>
      <text:p text:style-name="P8">import java.io. FileNotFoundException ;</text:p>
      <text:p text:style-name="P8">import java.sql. SQLException ;</text:p>
      <text:p text:style-name="P8">import java.util. ArrayList ;</text:p>
      <text:p text:style-name="P8">import java.util. Random ;</text:p>
      <text:p text:style-name="P8">public class DataGen</text:p>
      <text:p text:style-name="P8">{</text:p>
      <text:p text:style-name="P8">private ArrayList &lt;String &gt; Array ;</text:p>
      <text:p text:style-name="P8">public void Init ()</text:p>
      <text:p text:style-name="P8">{</text:p>
      <text:p text:style-name="P8">int i=0;</text:p>
      <text:p text:style-name="P8">Array =new ArrayList &lt;String &gt; ();</text:p>
      <text:p text:style-name="P8">Array .add (0, "0");</text:p>
      <text:p text:style-name="P8">Array .add (1, "null");</text:p>
      <text:p text:style-name="P8">for(i=2;i &lt;=5;i++)</text:p>
      <text:p text:style-name="P8">{</text:p>
      <text:p text:style-name="P8">Array .add(i, GenerateDouble (). toString ());</text:p>
      <text:p text:style-name="P8">}</text:p>
      <text:p text:style-name="P8">for(i=6;i &lt;=7;i++)</text:p>
      <text:p text:style-name="P8">{</text:p>
      <text:p text:style-name="P8">Array .add(i, GenerateBoolean (). toString ());</text:p>
      <text:p text:style-name="P8">}</text:p>
      <text:p text:style-name="P8">Array .add (8, GenerateDouble (). toString ());</text:p>
      <text:p text:style-name="P8">for(i=9;i &lt;=11; i++)</text:p>
      <text:p text:style-name="P8">{</text:p>
      <text:p text:style-name="P8">Array .add(i, GenerateBoolean (). toString ());</text:p>
      <text:p text:style-name="P8">}</text:p>
      <text:p text:style-name="P8">for(i=12;i &lt;=51; i++)</text:p>
      <text:p text:style-name="P8">21北京 理 工 大 学 本 科 生 毕 业设计(论文)</text:p>
      <text:p text:style-name="P8">{</text:p>
      <text:p text:style-name="P8">Array .add (8, GenerateDouble (). toString ());</text:p>
      <text:p text:style-name="P8">}</text:p>
      <text:p text:style-name="P8">Array .add (52 , GenerateInteger (). toString ());</text:p>
      <text:p text:style-name="P8">for(i=53;i &lt;=57; i++)</text:p>
      <text:p text:style-name="P8">{</text:p>
      <text:p text:style-name="P8">Array .add (8, GenerateDouble (). toString ());</text:p>
      <text:p text:style-name="P8">}</text:p>
      <text:p text:style-name="P8">for(i=58;i &lt;=63; i++)</text:p>
      <text:p text:style-name="P8">{</text:p>
      <text:p text:style-name="P8">Array .add(i, GenerateBoolean (). toString ());</text:p>
      <text:p text:style-name="P8">}</text:p>
      <text:p text:style-name="P8">for(i=64;i &lt;=77; i++)</text:p>
      <text:p text:style-name="P8"><text:soft-page-break/>{</text:p>
      <text:p text:style-name="P8">Array .add(i, GenerateDouble (). toString ());</text:p>
      <text:p text:style-name="P8">}</text:p>
      <text:p text:style-name="P8">Array .add (78 , GenerateBoolean (). toString ());</text:p>
      <text:p text:style-name="P8">for(i=79;i &lt;=87; i++)</text:p>
      <text:p text:style-name="P8">{</text:p>
      <text:p text:style-name="P8">Array .add(i, GenerateDouble (). toString ());</text:p>
      <text:p text:style-name="P8">}</text:p>
      <text:p text:style-name="P8">}</text:p>
      <text:p text:style-name="P8">private int i=0;</text:p>
      <text:p text:style-name="P8">public void Insert () throws SQLException , FileNotFoundException</text:p>
      <text:p text:style-name="P8">{</text:p>
      <text:p text:style-name="P8">InsertInto PreInsert =new InsertInto ();</text:p>
      <text:p text:style-name="P8">PreInsert . insert (Array );</text:p>
      <text:p text:style-name="P8">}</text:p>
      <text:p text:style-name="P8">private Double GenerateDouble ()</text:p>
      <text:p text:style-name="P8">{</text:p>
      <text:p text:style-name="P8">Random RandomNumber =new Random (1000);</text:p>
      <text:p text:style-name="P8">Double Number = RandomNumber . nextDouble ()*1000;</text:p>
      <text:p text:style-name="P8">if( Number %1000 &gt;=970)</text:p>
      <text:p text:style-name="P8">22北京 理 工 大 学 本 科 生 毕 业设计(论文)</text:p>
      <text:p text:style-name="P8">{</text:p>
      <text:p text:style-name="P8">Number = Number %5+10.0;</text:p>
      <text:p text:style-name="P8">}</text:p>
      <text:p text:style-name="P8">else</text:p>
      <text:p text:style-name="P8">{</text:p>
      <text:p text:style-name="P8">Number =10.0+ Number %1.0;</text:p>
      <text:p text:style-name="P8">}</text:p>
      <text:p text:style-name="P8">return Number ;</text:p>
      <text:p text:style-name="P8">}</text:p>
      <text:p text:style-name="P8">private Integer GenerateBoolean ()</text:p>
      <text:p text:style-name="P8">{</text:p>
      <text:p text:style-name="P8">Random RandomNumber =new Random ();</text:p>
      <text:p text:style-name="P8">Integer Number = RandomNumber . nextInt ();</text:p>
      <text:p text:style-name="P8">if( Number %1000 &gt;990)</text:p>
      <text:p text:style-name="P8">return 1;</text:p>
      <text:p text:style-name="P8">else return 0;</text:p>
      <text:p text:style-name="P8">}</text:p>
      <text:p text:style-name="P8">private Integer GenerateInteger ()</text:p>
      <text:p text:style-name="P8">{</text:p>
      <text:p text:style-name="P8">Random RandomNumber =new Random ();</text:p>
      <text:p text:style-name="P8">Integer Number = RandomNumber . nextInt ();</text:p>
      <text:p text:style-name="P8">return Number %5;</text:p>
      <text:p text:style-name="P8">}</text:p>
      <text:p text:style-name="P8">}</text:p>
      <text:p text:style-name="P8">23北京 理 工 大 学 本 科 生 毕 业设计(论文)</text:p>
      <text:p text:style-name="P8">A.2 InseretInto.java</text:p>
      <text:p text:style-name="P8">package cn. BITCS . DataBase ;</text:p>
      <text:p text:style-name="P8">import java.io. FileNotFoundException ;</text:p>
      <text:p text:style-name="P8">import java.sql .*;</text:p>
      <text:p text:style-name="P8">import java.util. ArrayList ;</text:p>
      <text:p text:style-name="P8">import cn. BITCS . Setting . Setting ;</text:p>
      <text:p text:style-name="P8"><text:soft-page-break/>public class InsertInto</text:p>
      <text:p text:style-name="P8">{</text:p>
      <text:p text:style-name="P8">public static Integer Count =0;</text:p>
      <text:p text:style-name="P8">public static Integer getCount (){</text:p>
      <text:p text:style-name="P8">try {</text:p>
      <text:p text:style-name="P8">Class . forName ("org. sqlite .JDBC");</text:p>
      <text:p text:style-name="P8">Connection conn = DriverManager . getConnection ("jdbc: sqlite :info");</text:p>
      <text:p text:style-name="P8">Statement stat = conn. createStatement ();</text:p>
      <text:p text:style-name="P8">Integer recordCount =0;</text:p>
      <text:p text:style-name="P8">ResultSet rs = stat. executeQuery (" select count (*) from DataCompress " );</text:p>
      <text:p text:style-name="P8">if (rs.next ())</text:p>
      <text:p text:style-name="P8">{</text:p>
      <text:p text:style-name="P8">recordCount = rs. getInt (1);</text:p>
      <text:p text:style-name="P8">}</text:p>
      <text:p text:style-name="P8">return recordCount ;</text:p>
      <text:p text:style-name="P8">} catch ( Exception e) {</text:p>
      <text:p text:style-name="P8">// TODO: handle exception</text:p>
      <text:p text:style-name="P8">}</text:p>
      <text:p text:style-name="P8">return new Integer (0);</text:p>
      <text:p text:style-name="P8">}</text:p>
      <text:p text:style-name="P8">public void insert (ArrayList &lt;String &gt; Record ) throws SQLException , FileNotFoundExcept</text:p>
      <text:p text:style-name="P8">{</text:p>
      <text:p text:style-name="P8">try {</text:p>
      <text:p text:style-name="P8">24北京 理 工 大 学 本 科 生 毕 业设计(论文)</text:p>
      <text:p text:style-name="P8">Class . forName ("org. sqlite .JDBC");</text:p>
      <text:p text:style-name="P8">Connection conn = DriverManager . getConnection ("jdbc: sqlite :info");</text:p>
      <text:p text:style-name="P8">Statement stat = conn. createStatement ();</text:p>
      <text:p text:style-name="P8">Integer recordCount =0;</text:p>
      <text:p text:style-name="P8">ResultSet rs = stat. executeQuery (" select count (*) from DataCompress " );</text:p>
      <text:p text:style-name="P8">if (rs.next ())</text:p>
      <text:p text:style-name="P8">{</text:p>
      <text:p text:style-name="P8">recordCount = rs. getInt (1);</text:p>
      <text:p text:style-name="P8">}</text:p>
      <text:p text:style-name="P8">Record .set (0, recordCount . toString ());</text:p>
      <text:p text:style-name="P8">rs=stat. executeQuery (" select</text:p>
      <text:p text:style-name="P8">strftime ('%Y-%m -%d %H:%M:%f ','now ','localtime ')");</text:p>
      <text:p text:style-name="P8">System .out. println (rs. getTime (1));</text:p>
      <text:p text:style-name="P8">Record .set (1, "\""+ GetTIme . getTime (). toString ()+"\"");</text:p>
      <text:p text:style-name="P8">String Temp=" ";</text:p>
      <text:p text:style-name="P8">int i=0;</text:p>
      <text:p text:style-name="P8">for(i=0;i &lt;=87;i++)</text:p>
      <text:p text:style-name="P8">{</text:p>
      <text:p text:style-name="P8">Temp += Record .get(i). toString ();</text:p>
      <text:p text:style-name="P8">if(i !=87)</text:p>
      <text:p text:style-name="P8">Temp=Temp+",";</text:p>
      <text:p text:style-name="P8">}</text:p>
      <text:p text:style-name="P8">String SqlStatement =" insert into DataCompress values ("+Temp+");\n";</text:p>
      <text:p text:style-name="P8">System .out. println ( SqlStatement );</text:p>
      <text:p text:style-name="P8">stat. executeUpdate ( SqlStatement );</text:p>
      <text:p text:style-name="P8">conn. setAutoCommit ( false );</text:p>
      <text:p text:style-name="P8">25北京 理 工 大 学 本 科 生 毕 业设计(论文)</text:p>
      <text:p text:style-name="P8">conn. setAutoCommit (true );</text:p>
      <text:p text:style-name="P8"><text:soft-page-break/>conn. close ();</text:p>
      <text:p text:style-name="P8">} catch ( ClassNotFoundException e) {</text:p>
      <text:p text:style-name="P8">// TODO Auto - generated catch block</text:p>
      <text:p text:style-name="P8">e. printStackTrace ();</text:p>
      <text:p text:style-name="P8">}</text:p>
      <text:p text:style-name="P8">}</text:p>
      <text:p text:style-name="P8">}</text:p>
      <text:p text:style-name="P8">26北京 理 工 大 学 本 科 生 毕 业设计(论文)</text:p>
      <text:p text:style-name="P8">A.3 Instance.java</text:p>
      <text:p text:style-name="P8">package cn. BITCS . DataBase ;</text:p>
      <text:p text:style-name="P8">import java.sql .*;</text:p>
      <text:p text:style-name="P8">public class Instance {</text:p>
      <text:p text:style-name="P8">public static void main( String [] args) {</text:p>
      <text:p text:style-name="P8">try {</text:p>
      <text:p text:style-name="P8">Class . forName ("org. sqlite .JDBC");</text:p>
      <text:p text:style-name="P8">Connection conn = DriverManager . getConnection ("jdbc: sqlite :info");</text:p>
      <text:p text:style-name="P8">Statement stat = conn. createStatement ();</text:p>
      <text:p text:style-name="P8">stat. executeUpdate ("drop table if exists people ;");</text:p>
      <text:p text:style-name="P8">stat. executeUpdate (" create table people (name , occupation );");</text:p>
      <text:p text:style-name="P8">PreparedStatement prep = conn. prepareStatement (" insert into people values (?,</text:p>
      <text:p text:style-name="P8">prep. setString (1, " Gandhi ");</text:p>
      <text:p text:style-name="P8">prep. setString (2, " politics ");</text:p>
      <text:p text:style-name="P8">prep. addBatch ();</text:p>
      <text:p text:style-name="P8">prep. setString (1, " Turing ");</text:p>
      <text:p text:style-name="P8">prep. setString (2, " computers ");</text:p>
      <text:p text:style-name="P8">prep. addBatch ();</text:p>
      <text:p text:style-name="P8">prep. setString (1, " Wittgenstein ");</text:p>
      <text:p text:style-name="P8">prep. setString (2, " smartypants ");</text:p>
      <text:p text:style-name="P8">prep. addBatch ();</text:p>
      <text:p text:style-name="P8">conn. setAutoCommit ( false );</text:p>
      <text:p text:style-name="P8">prep. executeBatch ();</text:p>
      <text:p text:style-name="P8">conn. setAutoCommit (true );</text:p>
      <text:p text:style-name="P8">ResultSet rs = stat. executeQuery (" select * from people ;");</text:p>
      <text:p text:style-name="P8">while (rs.next ()) {</text:p>
      <text:p text:style-name="P8">System .out. println ("name = " + rs. getString ("name"));</text:p>
      <text:p text:style-name="P8">System .out. println ("job = " + rs. getString (" occupation "));</text:p>
      <text:p text:style-name="P8">}</text:p>
      <text:p text:style-name="P8">rs. close ();</text:p>
      <text:p text:style-name="P8">conn. close ();</text:p>
      <text:p text:style-name="P8">} catch ( ClassNotFoundException e) {</text:p>
      <text:p text:style-name="P8">// TODO Auto - generated catch block</text:p>
      <text:p text:style-name="P8">e. printStackTrace ();</text:p>
      <text:p text:style-name="P8">} catch ( SQLException e) {</text:p>
      <text:p text:style-name="P8">// TODO Auto - generated catch block</text:p>
      <text:p text:style-name="P8">27北京 理 工 大 学 本 科 生 毕 业设计(论文)</text:p>
      <text:p text:style-name="P8">e. printStackTrace ();</text:p>
      <text:p text:style-name="P8">}</text:p>
      <text:p text:style-name="P8">}</text:p>
      <text:p text:style-name="P8">}</text:p>
      <text:p text:style-name="P8">A.4 Compress.java</text:p>
      <text:p text:style-name="P8">package cn. BITCS . SeqDataPre ;</text:p>
      <text:p text:style-name="P8">import java.sql. Connection ;</text:p>
      <text:p text:style-name="P8"><text:soft-page-break/>import java.sql. DriverManager ;</text:p>
      <text:p text:style-name="P8">import java.sql. ResultSet ;</text:p>
      <text:p text:style-name="P8">import java.sql. SQLException ;</text:p>
      <text:p text:style-name="P8">import java.sql. Statement ;</text:p>
      <text:p text:style-name="P8">import java.util. ArrayList ;</text:p>
      <text:p text:style-name="P8">public class Compress {</text:p>
      <text:p text:style-name="P8">public void VictorSet ()</text:p>
      <text:p text:style-name="P8">{</text:p>
      <text:p text:style-name="P8">}</text:p>
      <text:p text:style-name="P8">public void Scanner (int i2) throws ClassNotFoundException , SQLException</text:p>
      <text:p text:style-name="P8">{</text:p>
      <text:p text:style-name="P8">Class . forName ("org. sqlite .JDBC");</text:p>
      <text:p text:style-name="P8">Connection conn = DriverManager . getConnection ("jdbc: sqlite :info");</text:p>
      <text:p text:style-name="P8">Statement stat = conn. createStatement ();</text:p>
      <text:p text:style-name="P8">ResultSet rs = stat. executeQuery (" select count (*) from DataCompress " );</text:p>
      <text:p text:style-name="P8">if (rs.next ())</text:p>
      <text:p text:style-name="P8">{</text:p>
      <text:p text:style-name="P8">Count = rs. getInt (1);</text:p>
      <text:p text:style-name="P8">}</text:p>
      <text:p text:style-name="P8">String SqlStatement =" select * from DataCpress ";</text:p>
      <text:p text:style-name="P8">int i=0;</text:p>
      <text:p text:style-name="P8">for(i=2;i &lt;=88;i++)</text:p>
      <text:p text:style-name="P8">{</text:p>
      <text:p text:style-name="P8">28北京 理 工 大 学 本 科 生 毕 业设计(论文)</text:p>
      <text:p text:style-name="P8">stat. executeUpdate ( SqlStatement );</text:p>
      <text:p text:style-name="P8">rs=stat. executeQuery ( SqlStatement );</text:p>
      <text:p text:style-name="P8">Area area=new Area ();</text:p>
      <text:p text:style-name="P8">area. setStart (0);</text:p>
      <text:p text:style-name="P8">while (rs.next ())</text:p>
      <text:p text:style-name="P8">{</text:p>
      <text:p text:style-name="P8">if(rs. getDouble (2) &gt;11.0)</text:p>
      <text:p text:style-name="P8">{</text:p>
      <text:p text:style-name="P8">area. setOver (rs. getRow ());</text:p>
      <text:p text:style-name="P8">Array .add(area );</text:p>
      <text:p text:style-name="P8">area=new Area ();</text:p>
      <text:p text:style-name="P8">}</text:p>
      <text:p text:style-name="P8">if(new Integer (area. getMax ())&lt; new Integer (rs. getString (i)))</text:p>
      <text:p text:style-name="P8">{</text:p>
      <text:p text:style-name="P8">area. setMax (rs. getString (i));</text:p>
      <text:p text:style-name="P8">}</text:p>
      <text:p text:style-name="P8">if(new Integer (area. getMax ())&lt; new Integer (rs. getString (i)));</text:p>
      <text:p text:style-name="P8">{</text:p>
      <text:p text:style-name="P8">area. setMax (rs. getString (i));</text:p>
      <text:p text:style-name="P8">}</text:p>
      <text:p text:style-name="P8">if(new Integer (area. getMin ())&gt; new Integer (rs. getString (i)))</text:p>
      <text:p text:style-name="P8">{</text:p>
      <text:p text:style-name="P8">area. setMin (rs. getString (i));</text:p>
      <text:p text:style-name="P8">}</text:p>
      <text:p text:style-name="P8">}</text:p>
      <text:p text:style-name="P8">}</text:p>
      <text:p text:style-name="P8">}</text:p>
      <text:p text:style-name="P8">public void insert () throws ClassNotFoundException , SQLException</text:p>
      <text:p text:style-name="P8"><text:soft-page-break/>{</text:p>
      <text:p text:style-name="P8">Class . forName ("org. sqlite .JDBC");</text:p>
      <text:p text:style-name="P8">Connection conn = DriverManager . getConnection ("jdbc: sqlite :info");</text:p>
      <text:p text:style-name="P8">Statement stat = conn. createStatement ();</text:p>
      <text:p text:style-name="P8">int i=0;</text:p>
      <text:p text:style-name="P8">29北京 理 工 大 学 本 科 生 毕 业设计(论文)</text:p>
      <text:p text:style-name="P8">while ( Array .get(i) != null)</text:p>
      <text:p text:style-name="P8">{</text:p>
      <text:p text:style-name="P8">String Data= Array.get(i). getAverage ();</text:p>
      <text:p text:style-name="P8">stat. executeQuery (" insert into data"+Data );</text:p>
      <text:p text:style-name="P8">}</text:p>
      <text:p text:style-name="P8">}</text:p>
      <text:p text:style-name="P8">private ArrayList &lt;Area &gt; Array ;</text:p>
      <text:p text:style-name="P8">private Integer Count;</text:p>
      <text:p text:style-name="P8">}</text:p>
      <text:p text:style-name="P8">A.5 TextAreaOutputSteamTest.java</text:p>
      <text:p text:style-name="P8">package cn. BITCS . SeqDataPre ;</text:p>
      <text:p text:style-name="P8">import java.awt. BorderLayout ;</text:p>
      <text:p text:style-name="P8">import java.awt. event. ActionEvent ;</text:p>
      <text:p text:style-name="P8">import java.awt. event. ActionListener ;</text:p>
      <text:p text:style-name="P8">import java.io. PrintStream ;</text:p>
      <text:p text:style-name="P8">import javax . swing .*;</text:p>
      <text:p text:style-name="P8">@SuppressWarnings (" serial ")</text:p>
      <text:p text:style-name="P8">public class TextAreaOutputStreamTest extends JPanel {</text:p>
      <text:p text:style-name="P8">private JTextArea textArea = new JTextArea (15 , 30);</text:p>
      <text:p text:style-name="P8">private TextAreaOutputStream taOutputStream = new TextAreaOutputStream (</text:p>
      <text:p text:style-name="P8">textArea , "Test");</text:p>
      <text:p text:style-name="P8">public TextAreaOutputStreamTest () {</text:p>
      <text:p text:style-name="P8">setLayout (new BorderLayout ());</text:p>
      <text:p text:style-name="P8">add(new JScrollPane (textArea , JScrollPane . VERTICAL_SCROLLBAR_ALWAYS ,</text:p>
      <text:p text:style-name="P8">JScrollPane . HORIZONTAL_SCROLLBAR_NEVER ));</text:p>
      <text:p text:style-name="P8">System . setOut (new PrintStream ( taOutputStream ));</text:p>
      <text:p text:style-name="P8">int timerDelay = 1000;</text:p>
      <text:p text:style-name="P8">new Timer ( timerDelay , new ActionListener () {</text:p>
      <text:p text:style-name="P8">int count = 0;</text:p>
      <text:p text:style-name="P8">30北京 理 工 大 学 本 科 生 毕 业设计(论文)</text:p>
      <text:p text:style-name="P8">@Override</text:p>
      <text:p text:style-name="P8">public void actionPerformed ( ActionEvent arg0) {</text:p>
      <text:p text:style-name="P8">// though this outputs via System .out.println , it actually displays</text:p>
      <text:p text:style-name="P8">// in the JTextArea :</text:p>
      <text:p text:style-name="P8">System .out. println (" Count is now: " + count + " seconds ");</text:p>
      <text:p text:style-name="P8">count ++;</text:p>
      <text:p text:style-name="P8">}</text:p>
      <text:p text:style-name="P8">}). start ();</text:p>
      <text:p text:style-name="P8">}</text:p>
      <text:p text:style-name="P8">private static void createAndShowGui () {</text:p>
      <text:p text:style-name="P8">JFrame frame = new JFrame ("Test");</text:p>
      <text:p text:style-name="P8">frame . setDefaultCloseOperation ( JFrame . EXIT_ON_CLOSE );</text:p>
      <text:p text:style-name="P8">frame . getContentPane (). add(new TextAreaOutputStreamTest ());</text:p>
      <text:p text:style-name="P8">frame .pack ();</text:p>
      <text:p text:style-name="P8">frame . setLocationRelativeTo (null );</text:p>
      <text:p text:style-name="P8">frame . setVisible (true );</text:p>
      <text:p text:style-name="P8"><text:soft-page-break/>}</text:p>
      <text:p text:style-name="P8">public static void main( String [] args) {</text:p>
      <text:p text:style-name="P8">SwingUtilities . invokeLater (new Runnable () {</text:p>
      <text:p text:style-name="P8">public void run () {</text:p>
      <text:p text:style-name="P8">createAndShowGui ();</text:p>
      <text:p text:style-name="P8">}</text:p>
      <text:p text:style-name="P8">});</text:p>
      <text:p text:style-name="P8">}</text:p>
      <text:p text:style-name="P8">}</text:p>
      <text:p text:style-name="P8">31北京 理 工 大 学 本 科 生 毕 业设计(论文)</text:p>
      <text:p text:style-name="P8">附录 B echarts 绘 图示例代码</text:p>
      <text:p text:style-name="P8">B.1 candlestick.html</text:p>
      <text:p text:style-name="P8">&lt;! DOCTYPE html &gt;</text:p>
      <text:p text:style-name="P8">&lt;html &gt;</text:p>
      <text:p text:style-name="P8">&lt;head &gt;</text:p>
      <text:p text:style-name="P8">&lt;meta charset ="utf -8"&gt;</text:p>
      <text:p text:style-name="P8">&lt;title &gt; 时 序 数 据 压 缩 &lt;/ title &gt;</text:p>
      <text:p text:style-name="P8">&lt;script type =" text/ javascript " src =" jquery -1.12.3. min.js"&gt;&lt;/script &gt;</text:p>
      <text:p text:style-name="P8">&lt;/head &gt;</text:p>
      <text:p text:style-name="P8">&lt;body &gt;</text:p>
      <text:p text:style-name="P8">&lt;br/&gt;</text:p>
      <text:p text:style-name="P8">&lt;canvas id =" maincanvas " height ="650 px" width ="1500 px"&gt;&lt;/canvas &gt;</text:p>
      <text:p text:style-name="P8">&lt;script type =" text/ javascript "&gt;</text:p>
      <text:p text:style-name="P8">var canvas = document . getElementById (" maincanvas ");</text:p>
      <text:p text:style-name="P8">var ctx= canvas . getContext ('2d ');</text:p>
      <text:p text:style-name="P8">ctx.font ="15 px Georgia ";</text:p>
      <text:p text:style-name="P8">ctx. fillText (" 时 间 " ,1210 ,610);</text:p>
      <text:p text:style-name="P8">function paintline (start_x ,start_y ,end_x , end_y ){</text:p>
      <text:p text:style-name="P8">ctx. moveTo (start_x , start_y );</text:p>
      <text:p text:style-name="P8">ctx. lineTo (end_x , end_y );</text:p>
      <text:p text:style-name="P8">ctx. stroke ();</text:p>
      <text:p text:style-name="P8">}</text:p>
      <text:p text:style-name="P8">function spalit_data ( argument ){</text:p>
      <text:p text:style-name="P8">var categrayData =[];</text:p>
      <text:p text:style-name="P8">var values =[];</text:p>
      <text:p text:style-name="P8">for(var i=0;i&lt; argument . length ;i++){</text:p>
      <text:p text:style-name="P8">categrayData .push(i+1);</text:p>
      <text:p text:style-name="P8">values .push( argument [i]);</text:p>
      <text:p text:style-name="P8">}</text:p>
      <text:p text:style-name="P8">return { categrayData : categrayData ,</text:p>
      <text:p text:style-name="P8">values : values</text:p>
      <text:p text:style-name="P8">};</text:p>
      <text:p text:style-name="P8">}</text:p>
      <text:p text:style-name="P8">32北京 理 工 大 学 本 科 生 毕 业设计(论文)</text:p>
      <text:p text:style-name="P8">//x axis</text:p>
      <text:p text:style-name="P8">paintline (100 ,580 ,1210 ,580);</text:p>
      <text:p text:style-name="P8">//y axis</text:p>
      <text:p text:style-name="P8">paintline (100 ,580 ,100 ,0);</text:p>
      <text:p text:style-name="P8">//x axis arrow</text:p>
      <text:p text:style-name="P8">paintline (1210 ,580 ,1200 ,570);</text:p>
      <text:p text:style-name="P8">paintline (1210 ,580 ,1200 ,590);</text:p>
      <text:p text:style-name="P8">//y axis arrow</text:p>
      <text:p text:style-name="P8"><text:soft-page-break/>paintline (100 ,0 ,90 ,10);</text:p>
      <text:p text:style-name="P8">paintline (100 ,0 ,110 ,10);</text:p>
      <text:p text:style-name="P8">function load_fromdata () {</text:p>
      <text:p text:style-name="P8">var text= document . getElementById (" json "). value ;</text:p>
      <text:p text:style-name="P8">var jsondata =JSON.parse (text );</text:p>
      <text:p text:style-name="P8">data0 = spalit_data ( jsondata );</text:p>
      <text:p text:style-name="P8">var array =[];</text:p>
      <text:p text:style-name="P8">var ystart =0;</text:p>
      <text:p text:style-name="P8">var yend =0;</text:p>
      <text:p text:style-name="P8">for(var i=0;i&lt;data0 . values . length ;i++){</text:p>
      <text:p text:style-name="P8">var length =data0. values [i]. length ;</text:p>
      <text:p text:style-name="P8">var start_value =data0 . values [i ][0];</text:p>
      <text:p text:style-name="P8">var end_value =data0 . values [i][ length -1];</text:p>
      <text:p text:style-name="P8">// document .write(data0. values [i]+ '# ');</text:p>
      <text:p text:style-name="P8">data0 . values [i]. sort( function (n1 ,n2 ){ return n1 -n2 ;});</text:p>
      <text:p text:style-name="P8">// document .write(data0. values [i]+'@ ');</text:p>
      <text:p text:style-name="P8">var min=data0. values [i ][0];</text:p>
      <text:p text:style-name="P8">var max=data0. values [i][ length -1];</text:p>
      <text:p text:style-name="P8">var Q1= data0. values [i][ Math.floor ( length /4)];</text:p>
      <text:p text:style-name="P8">var Media=data0. values [i][ Math. floor ( length /2)];</text:p>
      <text:p text:style-name="P8">var Q3= data0. values [i][ Math.floor ( length *3/4)];</text:p>
      <text:p text:style-name="P8">var IRQ=Q3 -Q1;</text:p>
      <text:p text:style-name="P8">var count_max =Math.floor (Q3 +1.5* IRQ );</text:p>
      <text:p text:style-name="P8">var count_min =Math.floor (Q1 -1.5* IRQ );</text:p>
      <text:p text:style-name="P8">33北京 理 工 大 学 本 科 生 毕 业设计(论文)</text:p>
      <text:p text:style-name="P8">if(count_min &lt;0)</text:p>
      <text:p text:style-name="P8">count_min =0;</text:p>
      <text:p text:style-name="P8">var ele ={</text:p>
      <text:p text:style-name="P8">start_value : start_value ,</text:p>
      <text:p text:style-name="P8">end_value :end_value ,</text:p>
      <text:p text:style-name="P8">Q1:Q1 ,</text:p>
      <text:p text:style-name="P8">Q3:Q3 ,</text:p>
      <text:p text:style-name="P8">Media :Media ,</text:p>
      <text:p text:style-name="P8">max:max ,</text:p>
      <text:p text:style-name="P8">min:min ,</text:p>
      <text:p text:style-name="P8">count_min :count_min ,</text:p>
      <text:p text:style-name="P8">count_max :count_max ,</text:p>
      <text:p text:style-name="P8">array :data0 . values [i]</text:p>
      <text:p text:style-name="P8">}</text:p>
      <text:p text:style-name="P8">if(count_max &gt;yend)</text:p>
      <text:p text:style-name="P8">yend= count_max ;</text:p>
      <text:p text:style-name="P8">if(i ==0&amp;&amp; count_min &gt;0)</text:p>
      <text:p text:style-name="P8">ystart = count_min ;</text:p>
      <text:p text:style-name="P8">if(i !=0&amp;&amp; count_min &lt; ystart )</text:p>
      <text:p text:style-name="P8">ystart = count_min ;</text:p>
      <text:p text:style-name="P8">array .push(ele );</text:p>
      <text:p text:style-name="P8">}</text:p>
      <text:p text:style-name="P8">var distance =(yend - ystart )/10;</text:p>
      <text:p text:style-name="P8">for(var i=0;i &lt;=10;i++){</text:p>
      <text:p text:style-name="P8">paintline (100 ,580 -56*i ,80 ,580 -56*i);</text:p>
      <text:p text:style-name="P8">ctx. fillText (Math.floor( ystart + distance *i) ,30 ,580 -56*i);</text:p>
      <text:p text:style-name="P8">}</text:p>
      <text:p text:style-name="P8"><text:soft-page-break/>for(var i=1;i&lt;= data0 . values . length ;i++){</text:p>
      <text:p text:style-name="P8">var color ='# FF0000 ';</text:p>
      <text:p text:style-name="P8">if( array[i -1]. start_value &gt;array [i -1]. end_value )</text:p>
      <text:p text:style-name="P8">color = '#0000FF ';</text:p>
      <text:p text:style-name="P8">34北京 理 工 大 学 本 科 生 毕 业设计(论文)</text:p>
      <text:p text:style-name="P8">var distancex =1100/7;</text:p>
      <text:p text:style-name="P8">ctx. fillStyle =color ;</text:p>
      <text:p text:style-name="P8">ctx. fillText (data0 . categrayData [i -1] , distancex *i ,600);</text:p>
      <text:p text:style-name="P8">var xcood= distancex *i;</text:p>
      <text:p text:style-name="P8">// var count_up_Q3 =0;</text:p>
      <text:p text:style-name="P8">// var count_media =0;</text:p>
      <text:p text:style-name="P8">// var count_down_Q1 =0;</text:p>
      <text:p text:style-name="P8">// for(var j=0;j&lt;array[i -1]. array . length ;j++){</text:p>
      <text:p text:style-name="P8">//</text:p>
      <text:p text:style-name="P8">if( array[i -1]. array [j]&gt;array [i -1]. Q3 &amp;&amp; array [i -1]. array [j]&lt;= array [i -1].</text:p>
      <text:p text:style-name="P8">//</text:p>
      <text:p text:style-name="P8">count_up_Q3 ++;</text:p>
      <text:p text:style-name="P8">//</text:p>
      <text:p text:style-name="P8">else if(array[i -1]. array[j]&lt;= array [i -1]. Q3 &amp;&amp; array [i -1]. array [j]&gt;array [</text:p>
      <text:p text:style-name="P8">//</text:p>
      <text:p text:style-name="P8">count_media ++;</text:p>
      <text:p text:style-name="P8">//</text:p>
      <text:p text:style-name="P8">else if(array[i -1]. array[j]&lt;= array [i -1]. Q1 &amp;&amp; array [i -1]. array [j]&gt;array [</text:p>
      <text:p text:style-name="P8">//</text:p>
      <text:p text:style-name="P8">count_down_Q1 ++;</text:p>
      <text:p text:style-name="P8">/* else{</text:p>
      <text:p text:style-name="P8">var ycood_circle =580 -( array [i -1]. array [j]- ystart )/ distance *56;</text:p>
      <text:p text:style-name="P8">if( array[i -1]. array [j]&gt;yend)</text:p>
      <text:p text:style-name="P8">ycood_circle =580 -( yend - ystart )/ distance *56;</text:p>
      <text:p text:style-name="P8">ctx. fillStyle = color;</text:p>
      <text:p text:style-name="P8">ctx. beginPath ();</text:p>
      <text:p text:style-name="P8">// document .write (array [i -1]. array [j]+'@ '+ ystart +'@ '+ xcood +'@ '+ ycood_ci</text:p>
      <text:p text:style-name="P8">ctx.arc(xcood , ycood_circle ,10 ,0 ,2* Math.PI );</text:p>
      <text:p text:style-name="P8">ctx.fill ();</text:p>
      <text:p text:style-name="P8">}</text:p>
      <text:p text:style-name="P8">*/</text:p>
      <text:p text:style-name="P8">//}</text:p>
      <text:p text:style-name="P8">// var counter = count_up_Q3 + count_media + count_down_Q1 ;</text:p>
      <text:p text:style-name="P8">var ycood_max =580 -( array[i -1]. max - ystart )/ distance *56;</text:p>
      <text:p text:style-name="P8">// paintline (xcood +20 , ycood_max , xcood +60 , ycood_max );</text:p>
      <text:p text:style-name="P8">var ycood_min =580 -( array[i -1]. min - ystart )/ distance *56;</text:p>
      <text:p text:style-name="P8">// paintline (xcood +20 , ycood_min , xcood +60 , ycood_min );</text:p>
      <text:p text:style-name="P8">var ycood_start =580 -( array[i -1]. start_value - ystart )/ distance *56;</text:p>
      <text:p text:style-name="P8">// paintline (xcood +20 , ycood_start , xcood +80 , ycood_start );</text:p>
      <text:p text:style-name="P8">// ctx. fillText ('S',xcood +80 , ycood_start );</text:p>
      <text:p text:style-name="P8">35北京 理 工 大 学 本 科 生 毕 业设计(论文)</text:p>
      <text:p text:style-name="P8">var ycood_end =580 -( array[i -1]. end_value - ystart )/ distance *56;</text:p>
      <text:p text:style-name="P8">// paintline (xcood +20 , ycood_end , xcood +80 , ycood_end );</text:p>
      <text:p text:style-name="P8">// ctx. fillText ('E',xcood +80 , ycood_end );</text:p>
      <text:p text:style-name="P8">// document .write( ycood_min + '# ');</text:p>
      <text:p text:style-name="P8">// document .write( ycood_max + '# ');</text:p>
      <text:p text:style-name="P8">// document .write( ycood_start + '# ');</text:p>
      <text:p text:style-name="P8"><text:soft-page-break/>// document .write( ycood_end +'# @@@@@@@ ');</text:p>
      <text:p text:style-name="P8">var ycood_count_min =580 -( array [i -1]. count_min - ystart )/ distance *56;</text:p>
      <text:p text:style-name="P8">// paintline (xcood +20 , ycood_count_min , xcood +30 , ycood_count_min );</text:p>
      <text:p text:style-name="P8">for(var j=0;j &lt;8;j++){</text:p>
      <text:p text:style-name="P8">if(j %2==0)</text:p>
      <text:p text:style-name="P8">paintline (xcood +20+j*5, ycood_count_min , xcood +25+j*5, ycood_count_min );</text:p>
      <text:p text:style-name="P8">}</text:p>
      <text:p text:style-name="P8">// if( ycood_count_min &gt; ycood_start &amp;&amp; ycood_count_min &lt; ycood_end ){</text:p>
      <text:p text:style-name="P8">//}</text:p>
      <text:p text:style-name="P8">// else if( ycood_count_min &lt; ycood_start &amp;&amp; ycood_count_min &gt; ycood_end ){</text:p>
      <text:p text:style-name="P8">//}</text:p>
      <text:p text:style-name="P8">// else{</text:p>
      <text:p text:style-name="P8">// ctx. fillStyle =color ;</text:p>
      <text:p text:style-name="P8">// ctx. beginPath ();</text:p>
      <text:p text:style-name="P8">// ctx.arc(xcood , ycood_count_min ,10 ,0 ,2* Math.PI );</text:p>
      <text:p text:style-name="P8">// ctx.fill ();</text:p>
      <text:p text:style-name="P8">//}</text:p>
      <text:p text:style-name="P8">var ycood_count_max =580 -( array [i -1]. count_max - ystart )/ distance *56;</text:p>
      <text:p text:style-name="P8">for(var j=0;j &lt;8;j++){</text:p>
      <text:p text:style-name="P8">if(j %2==0)</text:p>
      <text:p text:style-name="P8">paintline (xcood +20+j*5, ycood_count_max , xcood +25+j*5, ycood_count_max );</text:p>
      <text:p text:style-name="P8">}</text:p>
      <text:p text:style-name="P8">// paintline (xcood +20 , ycood_count_max , xcood +30 , ycood_count_max );</text:p>
      <text:p text:style-name="P8">// if( ycood_count_max &gt; ycood_start &amp;&amp; ycood_count_max &lt; ycood_end ){</text:p>
      <text:p text:style-name="P8">//}</text:p>
      <text:p text:style-name="P8">// else if( ycood_count_max &lt; ycood_start &amp;&amp; ycood_count_max &gt; ycood_end ){</text:p>
      <text:p text:style-name="P8">//}</text:p>
      <text:p text:style-name="P8">// else{</text:p>
      <text:p text:style-name="P8">//</text:p>
      <text:p text:style-name="P8">ctx. fillStyle =color ;</text:p>
      <text:p text:style-name="P8">36北京 理 工 大 学 本 科 生 毕 业设计(论文)</text:p>
      <text:p text:style-name="P8">// ctx. beginPath ();</text:p>
      <text:p text:style-name="P8">// ctx.arc(xcood , ycood_count_max ,10 ,0 ,2* Math.PI );</text:p>
      <text:p text:style-name="P8">// ctx.fill ();</text:p>
      <text:p text:style-name="P8">//}</text:p>
      <text:p text:style-name="P8">var ycood_Q3 =580 -( array [i -1].Q3 - ystart )/ distance *56;</text:p>
      <text:p text:style-name="P8">paintline (xcood +20, ycood_Q3 , xcood +50 , ycood_Q3 );</text:p>
      <text:p text:style-name="P8">// ctx. fillText ('Q3 ', xcood +50, ycood_Q3 );</text:p>
      <text:p text:style-name="P8">var ycood_Q1 =580 -( array [i -1].Q1 - ystart )/ distance *56;</text:p>
      <text:p text:style-name="P8">paintline (xcood +20, ycood_Q1 , xcood +50 , ycood_Q1 );</text:p>
      <text:p text:style-name="P8">// ctx. fillText ('Q1 ', xcood +50, ycood_Q1 )</text:p>
      <text:p text:style-name="P8">/* ctx. globalAlpha = count_up_Q3 / counter *0.8;</text:p>
      <text:p text:style-name="P8">ctx.rect(xcood -20, ycood_count_max ,40 , ycood_Q3 - ycood_count_max );</text:p>
      <text:p text:style-name="P8">ctx. fillStyle =color ;</text:p>
      <text:p text:style-name="P8">ctx.fill ();</text:p>
      <text:p text:style-name="P8">ctx. globalAlpha = count_media / counter *0.8;</text:p>
      <text:p text:style-name="P8">ctx.rect(xcood -20, ycood_Q3 ,40 , ycood_Q1 - ycood_Q3 );</text:p>
      <text:p text:style-name="P8">ctx. fillStyle =color ;</text:p>
      <text:p text:style-name="P8">ctx.fill ();</text:p>
      <text:p text:style-name="P8">ctx. globalAlpha = count_down_Q1 / counter *0.8;</text:p>
      <text:p text:style-name="P8">ctx.rect(xcood -20, ycood_Q1 ,40 , ycood_count_min - ycood_Q1 );</text:p>
      <text:p text:style-name="P8">ctx. fillStyle =color ;</text:p>
      <text:p text:style-name="P8"><text:soft-page-break/>ctx.fill ();</text:p>
      <text:p text:style-name="P8">*/</text:p>
      <text:p text:style-name="P8">ctx. globalAlpha =0.9;</text:p>
      <text:p text:style-name="P8">ctx. fillStyle =color ;</text:p>
      <text:p text:style-name="P8">37北京 理 工 大 学 本 科 生 毕 业设计(论文)</text:p>
      <text:p text:style-name="P8">if( ycood_start &lt;=10)</text:p>
      <text:p text:style-name="P8">ycood_start =20;</text:p>
      <text:p text:style-name="P8">if(ycood_end &lt;=10)</text:p>
      <text:p text:style-name="P8">ycood_end =20;</text:p>
      <text:p text:style-name="P8">if( array[i -1]. start_value &gt;array [i -1]. end_value )</text:p>
      <text:p text:style-name="P8">ctx. fillRect (xcood -20, ycood_start ,40 , ycood_end - ycood_start );</text:p>
      <text:p text:style-name="P8">else</text:p>
      <text:p text:style-name="P8">ctx. fillRect (xcood -20, ycood_end ,40 , ycood_start - ycood_end );</text:p>
      <text:p text:style-name="P8">if( array[i -1]. start_value &gt;array [i -1]. end_value ){</text:p>
      <text:p text:style-name="P8">paintline (xcood ,ycood_max ,xcood , ycood_start );</text:p>
      <text:p text:style-name="P8">paintline (xcood ,ycood_end ,xcood , ycood_min );</text:p>
      <text:p text:style-name="P8">}</text:p>
      <text:p text:style-name="P8">else{</text:p>
      <text:p text:style-name="P8">paintline (xcood ,ycood_max ,xcood , ycood_end );</text:p>
      <text:p text:style-name="P8">paintline (xcood , ycood_start ,xcood , ycood_min );</text:p>
      <text:p text:style-name="P8">}</text:p>
      <text:p text:style-name="P8">}</text:p>
      <text:p text:style-name="P8">}</text:p>
      <text:p text:style-name="P8">&lt;/script &gt;</text:p>
      <text:p text:style-name="P8">&lt;br/&gt;</text:p>
      <text:p text:style-name="P8">&lt;br/&gt;</text:p>
      <text:p text:style-name="P8">&lt;/body &gt;</text:p>
      <text:p text:style-name="P8">&lt;input type =" text" id=" json" style =" height : 100 px; width : 800 px"&gt;&lt;/input &gt;</text:p>
      <text:p text:style-name="P8">&lt;input type =" button " onclick =" load_fromdata ()" &gt; 更 新 显 示 &lt;/ input &gt;</text:p>
      <text:p text:style-name="P8">&lt;/body &gt;</text:p>
      <text:p text:style-name="P8">&lt;/html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8T21:28:44.976898226</meta:creation-date>
    <dc:date>2016-05-29T21:00:55.963905798</dc:date>
    <meta:editing-duration>P0D</meta:editing-duration>
    <meta:editing-cycles>7</meta:editing-cycles>
    <meta:generator>LibreOffice/4.2.8.2$Linux_X86_64 LibreOffice_project/420m0$Build-2</meta:generator>
    <meta:document-statistic meta:table-count="0" meta:image-count="0" meta:object-count="0" meta:page-count="20" meta:paragraph-count="1012" meta:word-count="11764" meta:character-count="31247" meta:non-whitespace-character-count="25807"/>
  </office:meta>
</office:document-meta>
</file>